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may-break-between-rows="false"/>
    </style:style>
    <style:style style:name="Table1.A" style:family="table-column">
      <style:table-column-properties style:column-width="1.6875in" style:rel-column-width="15964*"/>
    </style:style>
    <style:style style:name="Table1.B" style:family="table-column">
      <style:table-column-properties style:column-width="5.2396in" style:rel-column-width="49571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 style:may-break-between-rows="false"/>
    </style:style>
    <style:style style:name="Table2.A" style:family="table-column">
      <style:table-column-properties style:column-width="1.6875in" style:rel-column-width="15964*"/>
    </style:style>
    <style:style style:name="Table2.B" style:family="table-column">
      <style:table-column-properties style:column-width="5.2396in" style:rel-column-width="49571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 style:may-break-between-rows="false"/>
    </style:style>
    <style:style style:name="Table3.A" style:family="table-column">
      <style:table-column-properties style:column-width="1.6875in" style:rel-column-width="15964*"/>
    </style:style>
    <style:style style:name="Table3.B" style:family="table-column">
      <style:table-column-properties style:column-width="5.2396in" style:rel-column-width="49571*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71in" fo:margin-left="0in" fo:margin-right="-0.0021in" table:align="margins" style:may-break-between-rows="false"/>
    </style:style>
    <style:style style:name="Table4.A" style:family="table-column">
      <style:table-column-properties style:column-width="1.6875in" style:rel-column-width="15964*"/>
    </style:style>
    <style:style style:name="Table4.B" style:family="table-column">
      <style:table-column-properties style:column-width="5.2396in" style:rel-column-width="49571*"/>
    </style:style>
    <style:style style:name="Table4.A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71in" fo:margin-left="0in" fo:margin-right="-0.0021in" table:align="margins" style:may-break-between-rows="false"/>
    </style:style>
    <style:style style:name="Table5.A" style:family="table-column">
      <style:table-column-properties style:column-width="1.6875in" style:rel-column-width="15964*"/>
    </style:style>
    <style:style style:name="Table5.B" style:family="table-column">
      <style:table-column-properties style:column-width="5.2396in" style:rel-column-width="49571*"/>
    </style:style>
    <style:style style:name="Table5.A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 style:may-break-between-rows="false"/>
    </style:style>
    <style:style style:name="Table6.A" style:family="table-column">
      <style:table-column-properties style:column-width="1.6875in" style:rel-column-width="15964*"/>
    </style:style>
    <style:style style:name="Table6.B" style:family="table-column">
      <style:table-column-properties style:column-width="5.2396in" style:rel-column-width="49571*"/>
    </style:style>
    <style:style style:name="Table6.A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 style:may-break-between-rows="false"/>
    </style:style>
    <style:style style:name="Table7.A" style:family="table-column">
      <style:table-column-properties style:column-width="1.6875in" style:rel-column-width="15964*"/>
    </style:style>
    <style:style style:name="Table7.B" style:family="table-column">
      <style:table-column-properties style:column-width="5.2396in" style:rel-column-width="49571*"/>
    </style:style>
    <style:style style:name="Table7.A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71in" fo:margin-left="0in" fo:margin-right="-0.0021in" table:align="margins" style:may-break-between-rows="false"/>
    </style:style>
    <style:style style:name="Table8.A" style:family="table-column">
      <style:table-column-properties style:column-width="1.6771in" style:rel-column-width="2415*"/>
    </style:style>
    <style:style style:name="Table8.B" style:family="table-column">
      <style:table-column-properties style:column-width="5.25in" style:rel-column-width="7560*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71in" fo:margin-left="0in" fo:margin-right="-0.0021in" table:align="margins" style:may-break-between-rows="false"/>
    </style:style>
    <style:style style:name="Table9.A" style:family="table-column">
      <style:table-column-properties style:column-width="1.6771in" style:rel-column-width="2415*"/>
    </style:style>
    <style:style style:name="Table9.B" style:family="table-column">
      <style:table-column-properties style:column-width="5.25in" style:rel-column-width="7560*"/>
    </style:style>
    <style:style style:name="Table9.A1" style:family="table-cell">
      <style:table-cell-properties fo:padding="0.0382in" fo:border="0.0007in solid #000000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0" style:family="table">
      <style:table-properties style:width="6.9271in" fo:margin-left="0in" fo:margin-right="-0.0021in" table:align="margins" style:may-break-between-rows="false"/>
    </style:style>
    <style:style style:name="Table10.A" style:family="table-column">
      <style:table-column-properties style:column-width="1.6771in" style:rel-column-width="2415*"/>
    </style:style>
    <style:style style:name="Table10.B" style:family="table-column">
      <style:table-column-properties style:column-width="5.25in" style:rel-column-width="7560*"/>
    </style:style>
    <style:style style:name="Table10.A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table:align="margins" style:may-break-between-rows="false"/>
    </style:style>
    <style:style style:name="Table11.A" style:family="table-column">
      <style:table-column-properties style:column-width="1.6771in" style:rel-column-width="2415*"/>
    </style:style>
    <style:style style:name="Table11.B" style:family="table-column">
      <style:table-column-properties style:column-width="5.25in" style:rel-column-width="7560*"/>
    </style:style>
    <style:style style:name="Table11.A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table:align="margins" style:may-break-between-rows="false"/>
    </style:style>
    <style:style style:name="Table12.A" style:family="table-column">
      <style:table-column-properties style:column-width="1.6771in" style:rel-column-width="2415*"/>
    </style:style>
    <style:style style:name="Table12.B" style:family="table-column">
      <style:table-column-properties style:column-width="5.25in" style:rel-column-width="7560*"/>
    </style:style>
    <style:style style:name="Table12.A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71in" fo:margin-left="0in" fo:margin-right="-0.0021in" table:align="margins" style:may-break-between-rows="false"/>
    </style:style>
    <style:style style:name="Table13.A" style:family="table-column">
      <style:table-column-properties style:column-width="1.6771in" style:rel-column-width="2415*"/>
    </style:style>
    <style:style style:name="Table13.B" style:family="table-column">
      <style:table-column-properties style:column-width="5.25in" style:rel-column-width="7560*"/>
    </style:style>
    <style:style style:name="Table13.A1" style:family="table-cell">
      <style:table-cell-properties fo:padding="0.0382in" fo:border="0.0007in solid #000000"/>
    </style:style>
    <style:style style:name="Table13.A2" style:family="table-cell">
      <style:table-cell-properties fo:padding="0.0382in" fo:border-left="0.0007in solid #000000" fo:border-right="none" fo:border-top="none" fo:border-bottom="0.0007in solid #000000"/>
    </style:style>
    <style:style style:name="Table1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" style:family="table">
      <style:table-properties style:width="6.9271in" fo:margin-left="0in" fo:margin-right="-0.0021in" table:align="margins" style:may-break-between-rows="false"/>
    </style:style>
    <style:style style:name="Table14.A" style:family="table-column">
      <style:table-column-properties style:column-width="1.6771in" style:rel-column-width="2415*"/>
    </style:style>
    <style:style style:name="Table14.B" style:family="table-column">
      <style:table-column-properties style:column-width="5.25in" style:rel-column-width="7560*"/>
    </style:style>
    <style:style style:name="Table14.A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71in" fo:margin-left="0in" fo:margin-right="-0.0021in" table:align="margins" style:may-break-between-rows="false"/>
    </style:style>
    <style:style style:name="Table15.A" style:family="table-column">
      <style:table-column-properties style:column-width="1.6771in" style:rel-column-width="2415*"/>
    </style:style>
    <style:style style:name="Table15.B" style:family="table-column">
      <style:table-column-properties style:column-width="5.25in" style:rel-column-width="7560*"/>
    </style:style>
    <style:style style:name="Table15.A1" style:family="table-cell">
      <style:table-cell-properties fo:padding="0.0382in" fo:border="0.0007in solid #000000"/>
    </style:style>
    <style:style style:name="Table15.A2" style:family="table-cell">
      <style:table-cell-properties fo:padding="0.0382in" fo:border-left="0.0007in solid #000000" fo:border-right="none" fo:border-top="none" fo:border-bottom="0.0007in solid #000000"/>
    </style:style>
    <style:style style:name="Table1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6" style:family="table">
      <style:table-properties style:width="6.9271in" fo:margin-left="0in" fo:margin-right="-0.0021in" table:align="margins" style:may-break-between-rows="false"/>
    </style:style>
    <style:style style:name="Table16.A" style:family="table-column">
      <style:table-column-properties style:column-width="1.6771in" style:rel-column-width="2415*"/>
    </style:style>
    <style:style style:name="Table16.B" style:family="table-column">
      <style:table-column-properties style:column-width="5.25in" style:rel-column-width="7560*"/>
    </style:style>
    <style:style style:name="Table16.A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71in" fo:margin-left="0in" fo:margin-right="-0.0021in" table:align="margins" style:may-break-between-rows="false"/>
    </style:style>
    <style:style style:name="Table17.A" style:family="table-column">
      <style:table-column-properties style:column-width="1.6771in" style:rel-column-width="2415*"/>
    </style:style>
    <style:style style:name="Table17.B" style:family="table-column">
      <style:table-column-properties style:column-width="5.25in" style:rel-column-width="7560*"/>
    </style:style>
    <style:style style:name="Table17.A1" style:family="table-cell">
      <style:table-cell-properties fo:padding="0.0382in" fo:border="0.0007in solid #000000"/>
    </style:style>
    <style:style style:name="Table17.A2" style:family="table-cell">
      <style:table-cell-properties fo:padding="0.0382in" fo:border-left="0.0007in solid #000000" fo:border-right="none" fo:border-top="none" fo:border-bottom="0.0007in solid #000000"/>
    </style:style>
    <style:style style:name="Table1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8" style:family="table">
      <style:table-properties style:width="6.9271in" fo:margin-left="0in" fo:margin-right="-0.0021in" table:align="margins" style:may-break-between-rows="false"/>
    </style:style>
    <style:style style:name="Table18.A" style:family="table-column">
      <style:table-column-properties style:column-width="1.6771in" style:rel-column-width="2415*"/>
    </style:style>
    <style:style style:name="Table18.B" style:family="table-column">
      <style:table-column-properties style:column-width="5.25in" style:rel-column-width="7560*"/>
    </style:style>
    <style:style style:name="Table18.A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71in" fo:margin-left="0in" fo:margin-right="-0.0021in" table:align="margins" style:may-break-between-rows="false"/>
    </style:style>
    <style:style style:name="Table19.A" style:family="table-column">
      <style:table-column-properties style:column-width="1.6771in" style:rel-column-width="2415*"/>
    </style:style>
    <style:style style:name="Table19.B" style:family="table-column">
      <style:table-column-properties style:column-width="5.25in" style:rel-column-width="7560*"/>
    </style:style>
    <style:style style:name="Table19.A1" style:family="table-cell">
      <style:table-cell-properties fo:padding="0.0382in" fo:border="0.0007in solid #000000"/>
    </style:style>
    <style:style style:name="Table19.A2" style:family="table-cell">
      <style:table-cell-properties fo:padding="0.0382in" fo:border-left="0.0007in solid #000000" fo:border-right="none" fo:border-top="none" fo:border-bottom="0.0007in solid #000000"/>
    </style:style>
    <style:style style:name="Table1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0" style:family="table">
      <style:table-properties style:width="6.9271in" fo:margin-left="0in" fo:margin-right="-0.0021in" table:align="margins" style:may-break-between-rows="false"/>
    </style:style>
    <style:style style:name="Table20.A" style:family="table-column">
      <style:table-column-properties style:column-width="1.6771in" style:rel-column-width="2415*"/>
    </style:style>
    <style:style style:name="Table20.B" style:family="table-column">
      <style:table-column-properties style:column-width="5.25in" style:rel-column-width="7560*"/>
    </style:style>
    <style:style style:name="Table20.A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71in" fo:margin-left="0in" fo:margin-right="-0.0021in" table:align="margins" style:may-break-between-rows="false"/>
    </style:style>
    <style:style style:name="Table21.A" style:family="table-column">
      <style:table-column-properties style:column-width="1.6771in" style:rel-column-width="2415*"/>
    </style:style>
    <style:style style:name="Table21.B" style:family="table-column">
      <style:table-column-properties style:column-width="5.25in" style:rel-column-width="7560*"/>
    </style:style>
    <style:style style:name="Table21.A1" style:family="table-cell">
      <style:table-cell-properties fo:padding="0.0382in" fo:border="0.0007in solid #000000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2" style:family="table">
      <style:table-properties style:width="6.9271in" fo:margin-left="0in" fo:margin-right="-0.0021in" table:align="margins" style:may-break-between-rows="false"/>
    </style:style>
    <style:style style:name="Table22.A" style:family="table-column">
      <style:table-column-properties style:column-width="1.6771in" style:rel-column-width="2415*"/>
    </style:style>
    <style:style style:name="Table22.B" style:family="table-column">
      <style:table-column-properties style:column-width="5.25in" style:rel-column-width="7560*"/>
    </style:style>
    <style:style style:name="Table22.A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71in" fo:margin-left="0in" fo:margin-right="-0.0021in" table:align="margins" style:may-break-between-rows="false"/>
    </style:style>
    <style:style style:name="Table23.A" style:family="table-column">
      <style:table-column-properties style:column-width="1.6771in" style:rel-column-width="2415*"/>
    </style:style>
    <style:style style:name="Table23.B" style:family="table-column">
      <style:table-column-properties style:column-width="5.25in" style:rel-column-width="7560*"/>
    </style:style>
    <style:style style:name="Table23.A1" style:family="table-cell">
      <style:table-cell-properties fo:padding="0.0382in" fo:border="0.0007in solid #000000"/>
    </style:style>
    <style:style style:name="Table23.A2" style:family="table-cell">
      <style:table-cell-properties fo:padding="0.0382in" fo:border-left="0.0007in solid #000000" fo:border-right="none" fo:border-top="none" fo:border-bottom="0.0007in solid #000000"/>
    </style:style>
    <style:style style:name="Table2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4" style:family="table">
      <style:table-properties style:width="6.9271in" fo:margin-left="0in" fo:margin-right="-0.0021in" table:align="margins" style:may-break-between-rows="false"/>
    </style:style>
    <style:style style:name="Table24.A" style:family="table-column">
      <style:table-column-properties style:column-width="1.6771in" style:rel-column-width="2415*"/>
    </style:style>
    <style:style style:name="Table24.B" style:family="table-column">
      <style:table-column-properties style:column-width="5.25in" style:rel-column-width="7560*"/>
    </style:style>
    <style:style style:name="Table24.A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71in" fo:margin-left="0in" fo:margin-right="-0.0021in" table:align="margins" style:may-break-between-rows="false"/>
    </style:style>
    <style:style style:name="Table25.A" style:family="table-column">
      <style:table-column-properties style:column-width="1.6771in" style:rel-column-width="2415*"/>
    </style:style>
    <style:style style:name="Table25.B" style:family="table-column">
      <style:table-column-properties style:column-width="5.25in" style:rel-column-width="7560*"/>
    </style:style>
    <style:style style:name="Table25.A1" style:family="table-cell">
      <style:table-cell-properties fo:padding="0.0382in" fo:border="0.0007in solid #000000"/>
    </style:style>
    <style:style style:name="Table25.A2" style:family="table-cell">
      <style:table-cell-properties fo:padding="0.0382in" fo:border-left="0.0007in solid #000000" fo:border-right="none" fo:border-top="none" fo:border-bottom="0.0007in solid #000000"/>
    </style:style>
    <style:style style:name="Table2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ourier" fo:font-size="10pt" style:font-size-asian="10pt" style:font-size-complex="10pt"/>
    </style:style>
    <style:style style:name="P2" style:family="paragraph" style:parent-style-name="Table_20_Contents">
      <style:text-properties style:font-name="Courier" fo:font-size="10pt" style:font-size-asian="10pt" style:font-size-complex="10pt"/>
    </style:style>
    <style:style style:name="P3" style:family="paragraph" style:parent-style-name="Table_20_Contents">
      <style:text-properties fo:font-size="10pt" style:font-size-asian="10pt" style:font-size-complex="10pt"/>
    </style:style>
    <style:style style:name="P4" style:family="paragraph" style:parent-style-name="Table_20_Contents">
      <style:text-properties style:font-name="Courier" fo:font-size="10pt" style:font-size-asian="10pt" style:font-size-complex="10pt"/>
    </style:style>
    <style:style style:name="T1" style:family="text">
      <style:text-properties style:font-name="Courier" fo:font-size="10pt" style:font-size-asian="10pt" style:font-size-complex="10pt"/>
    </style:style>
    <style:style style:name="T2" style:family="text">
      <style:text-properties style:font-name="Courier"/>
    </style:style>
    <style:style style:name="T3" style:family="text">
      <style:text-properties style:font-name="Courier" fo:font-size="10pt" style:font-size-asian="10pt" style:font-size-complex="10pt"/>
    </style:style>
    <style:style style:name="T4" style:family="text">
      <style:text-properties style:font-name="Courier" fo:font-size="13pt" style:font-size-asian="13pt" style:font-size-complex="13pt"/>
    </style:style>
    <style:style style:name="T5" style:family="text">
      <style:text-properties fo:font-size="12pt" style:font-size-asian="12pt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variable-decls>
        <text:variable-decl office:value-type="float" text:name="VarNum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text:variable-set text:name="VarNum" text:formula="ooow:VarNum+1" office:value-type="float" office:value="1" style:data-style-name="N0">1</text:variable-set> Single print statement</text:p>
          </table:table-cell>
          <table:covered-table-cell/>
        </table:table-row>
        <table:table-row>
          <table:table-cell table:style-name="Table1.A2" office:value-type="string">
            <text:p text:style-name="Table_20_Contents">Program</text:p>
          </table:table-cell>
          <table:table-cell table:style-name="Table1.B2" office:value-type="string">
            <text:p text:style-name="P1">print(2+2) $</text:p>
          </table:table-cell>
        </table:table-row>
        <table:table-row>
          <table:table-cell table:style-name="Table1.A2" office:value-type="string">
            <text:p text:style-name="Table_20_Contents">Lex results</text:p>
          </table:table-cell>
          <table:table-cell table:style-name="Table1.B2" office:value-type="string">
            <text:p text:style-name="P1">Lex was successful!</text:p>
          </table:table-cell>
        </table:table-row>
        <table:table-row>
          <table:table-cell table:style-name="Table1.A2" office:value-type="string">
            <text:p text:style-name="Table_20_Contents">Parse results</text:p>
          </table:table-cell>
          <table:table-cell table:style-name="Table1.B2" office:value-type="string">
            <text:p text:style-name="P1">Parse was successful!</text:p>
          </table:table-cell>
        </table:table-row>
        <table:table-row>
          <table:table-cell table:style-name="Table1.A2" office:value-type="string">
            <text:p text:style-name="Table_20_Contents">Token stream</text:p>
          </table:table-cell>
          <table:table-cell table:style-name="Table1.B2" office:value-type="string">
            <text:p text:style-name="P1">Token stream:</text:p>
            <text:p text:style-name="P1">1: &lt;print&gt; at line # 1</text:p>
            <text:p text:style-name="P1">2: &lt;lparen&gt; at line # 1</text:p>
            <text:p text:style-name="P1">3: &lt;digit : 2&gt; at line # 1</text:p>
            <text:p text:style-name="P1">4: &lt;operand : plus&gt; at line # 1</text:p>
            <text:p text:style-name="P1">5: &lt;digit : 2&gt; at line # 1</text:p>
            <text:p text:style-name="P1">6: &lt;rparen&gt; at line # 1</text:p>
            <text:p text:style-name="P1">7: &lt;end_of_file&gt; at line # 1</text:p>
          </table:table-cell>
        </table:table-row>
        <table:table-row>
          <table:table-cell table:style-name="Table1.A2" office:value-type="string">
            <text:p text:style-name="Table_20_Contents">CST</text:p>
          </table:table-cell>
          <table:table-cell table:style-name="Table1.B2" office:value-type="string">
            <text:p text:style-name="P1">&lt;program&gt; </text:p>
            <text:p text:style-name="P1">-&lt;statement&gt; </text:p>
            <text:p text:style-name="P1">--&lt;print&gt; </text:p>
            <text:p text:style-name="P1">---&lt;expr&gt; </text:p>
            <text:p text:style-name="P1">----&lt;int expr&gt; </text:p>
            <text:p text:style-name="P1">-----&lt;digit&gt; </text:p>
            <text:p text:style-name="P1">------[&lt;digit : 2&gt;]</text:p>
            <text:p text:style-name="P1">-----&lt;operand&gt; </text:p>
            <text:p text:style-name="P1">------[&lt;operand : plus&gt;]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2&gt;]</text:p>
          </table:table-cell>
        </table:table-row>
        <table:table-row>
          <table:table-cell table:style-name="Table1.A2" office:value-type="string">
            <text:p text:style-name="Table_20_Contents">AST</text:p>
          </table:table-cell>
          <table:table-cell table:style-name="Table1.B2" office:value-type="string">
            <text:p text:style-name="P1">&lt;print&gt; </text:p>
            <text:p text:style-name="P1">-&lt;&lt;operand : plus&gt;&gt; </text:p>
            <text:p text:style-name="P1">--[&lt;digit : 2&gt;]</text:p>
            <text:p text:style-name="P1">--[&lt;digit : 2&gt;]</text:p>
          </table:table-cell>
        </table:table-row>
        <table:table-row>
          <table:table-cell table:style-name="Table1.A2" office:value-type="string">
            <text:p text:style-name="Table_20_Contents">Symbol Table</text:p>
          </table:table-cell>
          <table:table-cell table:style-name="Table1.B2" office:value-type="string">
            <text:p text:style-name="Table_20_Contents">(none)</text:p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columns-spanned="2" office:value-type="string">
            <text:p text:style-name="Table_20_Contents"><text:variable-set text:name="VarNum" text:formula="ooow:VarNum+1" office:value-type="float" office:value="2" style:data-style-name="N0">2</text:variable-set> <text:span text:style-name="T1">Single print statement – P lexeme (deprecated)</text:span></text:p>
          </table:table-cell>
          <table:covered-table-cell/>
        </table:table-row>
        <table:table-row>
          <table:table-cell table:style-name="Table2.A2" office:value-type="string">
            <text:p text:style-name="Table_20_Contents">Program</text:p>
          </table:table-cell>
          <table:table-cell table:style-name="Table2.B2" office:value-type="string">
            <text:p text:style-name="P1">P(“hello”) $</text:p>
          </table:table-cell>
        </table:table-row>
        <table:table-row>
          <table:table-cell table:style-name="Table2.A2" office:value-type="string">
            <text:p text:style-name="Table_20_Contents">Lex results</text:p>
          </table:table-cell>
          <table:table-cell table:style-name="Table2.B2" office:value-type="string">
            <text:p text:style-name="P1">Lex was successful but warnings were issued</text:p>
            <text:p text:style-name="P1">Deprecated keyword "P". Use "print" instead at line 1</text:p>
          </table:table-cell>
        </table:table-row>
        <table:table-row>
          <table:table-cell table:style-name="Table2.A2" office:value-type="string">
            <text:p text:style-name="Table_20_Contents">Parse results</text:p>
          </table:table-cell>
          <table:table-cell table:style-name="Table2.B2" office:value-type="string">
            <text:p text:style-name="P1">Parse was successful!</text:p>
          </table:table-cell>
        </table:table-row>
        <table:table-row>
          <table:table-cell table:style-name="Table2.A2" office:value-type="string">
            <text:p text:style-name="Table_20_Contents">Token stream</text:p>
          </table:table-cell>
          <table:table-cell table:style-name="Table2.B2" office:value-type="string">
            <text:p text:style-name="P1">Token stream:</text:p>
            <text:p text:style-name="P1">1: &lt;print&gt; at line # 1</text:p>
            <text:p text:style-name="P1">2: &lt;lparen&gt; at line # 1</text:p>
            <text:p text:style-name="P1">3: &lt;quote&gt; at line # 1</text:p>
            <text:p text:style-name="P1">4: &lt;char : h&gt; at line # 1</text:p>
            <text:p text:style-name="P1">5: &lt;char : e&gt; at line # 1</text:p>
            <text:p text:style-name="P1">6: &lt;char : l&gt; at line # 1</text:p>
            <text:p text:style-name="P1">7: &lt;char : l&gt; at line # 1</text:p>
            <text:p text:style-name="P1">8: &lt;char : o&gt; at line # 1</text:p>
            <text:p text:style-name="P1">9: &lt;quote&gt; at line # 1</text:p>
            <text:p text:style-name="P1">10: &lt;rparen&gt; at line # 1</text:p>
            <text:p text:style-name="P1">11: &lt;end_of_file&gt; at line # 1</text:p>
          </table:table-cell>
        </table:table-row>
        <table:table-row>
          <table:table-cell table:style-name="Table2.A2" office:value-type="string">
            <text:p text:style-name="Table_20_Contents">CST</text:p>
          </table:table-cell>
          <table:table-cell table:style-name="Table2.B2" office:value-type="string">
            <text:p text:style-name="P1">&lt;program&gt; </text:p>
            <text:p text:style-name="P1">-&lt;statement&gt; </text:p>
            <text:p text:style-name="P1">--&lt;print&gt; </text:p>
            <text:p text:style-name="P1">---&lt;expr&gt; </text:p>
            <text:p text:style-name="P1">----&lt;char expr&gt; </text:p>
            <text:p text:style-name="P1">-----&lt;charlist&gt; </text:p>
            <text:p text:style-name="P1">------[&lt;string : hello&gt;]</text:p>
            <text:p text:style-name="P1"/>
          </table:table-cell>
        </table:table-row>
        <table:table-row>
          <table:table-cell table:style-name="Table2.A2" office:value-type="string">
            <text:p text:style-name="Table_20_Contents">AST</text:p>
          </table:table-cell>
          <table:table-cell table:style-name="Table2.B2" office:value-type="string">
            <text:p text:style-name="P1">&lt;print&gt; </text:p>
            <text:p text:style-name="P1">-[&lt;string : hello&gt;]</text:p>
            <text:p text:style-name="P1"/>
          </table:table-cell>
        </table:table-row>
        <table:table-row>
          <table:table-cell table:style-name="Table2.A2" office:value-type="string">
            <text:p text:style-name="Table_20_Contents">Symbol Table</text:p>
          </table:table-cell>
          <table:table-cell table:style-name="Table2.B2" office:value-type="string">
            <text:p text:style-name="Table_20_Contents">(none)</text:p>
          </table:table-cell>
        </table:table-row>
      </table:table>
      <text:p text:style-name="Standard"/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"><text:span text:style-name="T5"><text:variable-set text:name="VarNum" text:formula="ooow:VarNum+1" office:value-type="float" office:value="3" style:data-style-name="N0">3</text:variable-set></text:span><text:span text:style-name="T5"> </text:span><text:span text:style-name="T2">Single declare statement - string</text:span></text:p>
          </table:table-cell>
          <table:covered-table-cell/>
        </table:table-row>
        <table:table-row>
          <table:table-cell table:style-name="Table3.A2" office:value-type="string">
            <text:p text:style-name="Table_20_Contents">Program</text:p>
          </table:table-cell>
          <table:table-cell table:style-name="Table3.B2" office:value-type="string">
            <text:p text:style-name="P1">string a $</text:p>
          </table:table-cell>
        </table:table-row>
        <table:table-row>
          <table:table-cell table:style-name="Table3.A2" office:value-type="string">
            <text:p text:style-name="Table_20_Contents">Lex results</text:p>
          </table:table-cell>
          <table:table-cell table:style-name="Table3.B2" office:value-type="string">
            <text:p text:style-name="P1">Lex was successful!</text:p>
          </table:table-cell>
        </table:table-row>
        <table:table-row>
          <table:table-cell table:style-name="Table3.A2" office:value-type="string">
            <text:p text:style-name="Table_20_Contents">Parse results</text:p>
          </table:table-cell>
          <table:table-cell table:style-name="Table3.B2" office:value-type="string">
            <text:p text:style-name="P1">Parse was successful but warnings were issued</text:p>
            <text:p text:style-name="P1">a was declared at line 1 but was never assigned a value or used </text:p>
          </table:table-cell>
        </table:table-row>
        <table:table-row>
          <table:table-cell table:style-name="Table3.A2" office:value-type="string">
            <text:p text:style-name="Table_20_Contents">Token stream</text:p>
          </table:table-cell>
          <table:table-cell table:style-name="Table3.B2" office:value-type="string">
            <text:p text:style-name="P1">Token stream:</text:p>
            <text:p text:style-name="P1">1: &lt;type : string&gt; at line # 1</text:p>
            <text:p text:style-name="P1">2: &lt;identifier : a&gt; at line # 1</text:p>
            <text:p text:style-name="P1">3: &lt;end_of_file&gt; at line # 1</text:p>
          </table:table-cell>
        </table:table-row>
        <table:table-row>
          <table:table-cell table:style-name="Table3.A2" office:value-type="string">
            <text:p text:style-name="Table_20_Contents">CST</text:p>
          </table:table-cell>
          <table:table-cell table:style-name="Table3.B2" office:value-type="string">
            <text:p text:style-name="P1">&lt;program&gt; </text:p>
            <text:p text:style-name="P1">-&lt;statement&gt; </text:p>
            <text:p text:style-name="P1">--&lt;declare&gt; </text:p>
            <text:p text:style-name="P1">---[&lt;type : string&gt;]</text:p>
            <text:p text:style-name="P1">---[&lt;identifier : a&gt;]</text:p>
            <text:p text:style-name="P1"/>
          </table:table-cell>
        </table:table-row>
        <table:table-row>
          <table:table-cell table:style-name="Table3.A2" office:value-type="string">
            <text:p text:style-name="Table_20_Contents">AST</text:p>
          </table:table-cell>
          <table:table-cell table:style-name="Table3.B2" office:value-type="string">
            <text:p text:style-name="P1">&lt;declare&gt; </text:p>
            <text:p text:style-name="P1">-[&lt;type : string&gt;]</text:p>
            <text:p text:style-name="P1">-[&lt;identifier : a&gt;]</text:p>
            <text:p text:style-name="P1"/>
          </table:table-cell>
        </table:table-row>
        <table:table-row>
          <table:table-cell table:style-name="Table3.A2" office:value-type="string">
            <text:p text:style-name="Table_20_Contents">Symbol Table</text:p>
          </table:table-cell>
          <table:table-cell table:style-name="Table3.B2" office:value-type="string">
            <text:p text:style-name="P1">[&lt;a : string&gt;]</text:p>
          </table:table-cell>
        </table:table-row>
      </table:table>
      <text:p text:style-name="Standard"><text:soft-page-break/></text:p>
      <text:p text:style-name="Text_20_body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Table_20_Contents"><text:variable-set text:name="VarNum" text:formula="ooow:VarNum+1" office:value-type="float" office:value="4" style:data-style-name="N0">4</text:variable-set> <text:span text:style-name="T1">Single declare statement - int</text:span></text:p>
          </table:table-cell>
          <table:covered-table-cell/>
        </table:table-row>
        <table:table-row>
          <table:table-cell table:style-name="Table4.A2" office:value-type="string">
            <text:p text:style-name="Table_20_Contents">Program</text:p>
          </table:table-cell>
          <table:table-cell table:style-name="Table4.B2" office:value-type="string">
            <text:p text:style-name="P1">int b $</text:p>
          </table:table-cell>
        </table:table-row>
        <table:table-row>
          <table:table-cell table:style-name="Table4.A2" office:value-type="string">
            <text:p text:style-name="Table_20_Contents">Lex results</text:p>
          </table:table-cell>
          <table:table-cell table:style-name="Table4.B2" office:value-type="string">
            <text:p text:style-name="P1">Lex was successful!</text:p>
          </table:table-cell>
        </table:table-row>
        <table:table-row>
          <table:table-cell table:style-name="Table4.A2" office:value-type="string">
            <text:p text:style-name="Table_20_Contents">Parse results</text:p>
          </table:table-cell>
          <table:table-cell table:style-name="Table4.B2" office:value-type="string">
            <text:p text:style-name="P1">Parse was successful but warnings were issued</text:p>
            <text:p text:style-name="P1">b was declared at line 1 but was never assigned a value or used </text:p>
          </table:table-cell>
        </table:table-row>
        <table:table-row>
          <table:table-cell table:style-name="Table4.A2" office:value-type="string">
            <text:p text:style-name="Table_20_Contents">Token stream</text:p>
          </table:table-cell>
          <table:table-cell table:style-name="Table4.B2" office:value-type="string">
            <text:p text:style-name="P1">Token stream:</text:p>
            <text:p text:style-name="P1">1: &lt;type : int&gt; at line # 1</text:p>
            <text:p text:style-name="P1">2: &lt;identifier : b&gt; at line # 1</text:p>
            <text:p text:style-name="P1">3: &lt;end_of_file&gt; at line # 1</text:p>
          </table:table-cell>
        </table:table-row>
        <table:table-row>
          <table:table-cell table:style-name="Table4.A2" office:value-type="string">
            <text:p text:style-name="Table_20_Contents">CST</text:p>
          </table:table-cell>
          <table:table-cell table:style-name="Table4.B2" office:value-type="string">
            <text:p text:style-name="P1">&lt;program&gt; </text:p>
            <text:p text:style-name="P1">-&lt;statement&gt; </text:p>
            <text:p text:style-name="P1">--&lt;declare&gt; </text:p>
            <text:p text:style-name="P1">---[&lt;type : int&gt;]</text:p>
            <text:p text:style-name="P1">---[&lt;identifier : b&gt;]</text:p>
            <text:p text:style-name="P1"/>
          </table:table-cell>
        </table:table-row>
        <table:table-row>
          <table:table-cell table:style-name="Table4.A2" office:value-type="string">
            <text:p text:style-name="Table_20_Contents">AST</text:p>
          </table:table-cell>
          <table:table-cell table:style-name="Table4.B2" office:value-type="string">
            <text:p text:style-name="P1">&lt;declare&gt; </text:p>
            <text:p text:style-name="P1">-[&lt;type : int&gt;]</text:p>
            <text:p text:style-name="P1">-[&lt;identifier : b&gt;]</text:p>
            <text:p text:style-name="P1"/>
          </table:table-cell>
        </table:table-row>
        <table:table-row>
          <table:table-cell table:style-name="Table4.A2" office:value-type="string">
            <text:p text:style-name="Table_20_Contents">Symbol Table</text:p>
          </table:table-cell>
          <table:table-cell table:style-name="Table4.B2" office:value-type="string">
            <text:p text:style-name="P1">[&lt;b : int&gt;]</text:p>
          </table:table-cell>
        </table:table-row>
      </table:table>
      <text:p text:style-name="Standard"/>
      <text:p text:style-name="Text_20_body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Table_20_Contents"><text:variable-set text:name="VarNum" text:formula="ooow:VarNum+1" office:value-type="float" office:value="5" style:data-style-name="N0">5</text:variable-set><text:span text:style-name="T1"> Single declare statement – char (deprecated)</text:span></text:p>
          </table:table-cell>
          <table:covered-table-cell/>
        </table:table-row>
        <table:table-row>
          <table:table-cell table:style-name="Table5.A2" office:value-type="string">
            <text:p text:style-name="Table_20_Contents">Program</text:p>
          </table:table-cell>
          <table:table-cell table:style-name="Table5.B2" office:value-type="string">
            <text:p text:style-name="P1">char c $</text:p>
          </table:table-cell>
        </table:table-row>
        <table:table-row>
          <table:table-cell table:style-name="Table5.A2" office:value-type="string">
            <text:p text:style-name="Table_20_Contents">Lex results</text:p>
          </table:table-cell>
          <table:table-cell table:style-name="Table5.B2" office:value-type="string">
            <text:p text:style-name="P1">Lex was successful but warnings were issued</text:p>
            <text:p text:style-name="P1">Deprecated keyword "char". Use "string" instead at line 1</text:p>
          </table:table-cell>
        </table:table-row>
        <table:table-row>
          <table:table-cell table:style-name="Table5.A2" office:value-type="string">
            <text:p text:style-name="Table_20_Contents">Parse results</text:p>
          </table:table-cell>
          <table:table-cell table:style-name="Table5.B2" office:value-type="string">
            <text:p text:style-name="P1">Parse was successful but warnings were issued</text:p>
            <text:p text:style-name="P1">c was declared at line 1 but was never assigned a value or used </text:p>
          </table:table-cell>
        </table:table-row>
        <table:table-row>
          <table:table-cell table:style-name="Table5.A2" office:value-type="string">
            <text:p text:style-name="Table_20_Contents">Token stream</text:p>
          </table:table-cell>
          <table:table-cell table:style-name="Table5.B2" office:value-type="string">
            <text:p text:style-name="P1">Token stream:</text:p>
            <text:p text:style-name="P1">1: &lt;type : string&gt; at line # 1</text:p>
            <text:p text:style-name="P1">2: &lt;identifier : c&gt; at line # 1</text:p>
            <text:p text:style-name="P1">3: &lt;end_of_file&gt; at line # 1</text:p>
          </table:table-cell>
        </table:table-row>
        <table:table-row>
          <table:table-cell table:style-name="Table5.A2" office:value-type="string">
            <text:p text:style-name="Table_20_Contents">CST</text:p>
          </table:table-cell>
          <table:table-cell table:style-name="Table5.B2" office:value-type="string">
            <text:p text:style-name="P1">&lt;program&gt; </text:p>
            <text:p text:style-name="P1">-&lt;statement&gt; </text:p>
            <text:p text:style-name="P1">--&lt;declare&gt; </text:p>
            <text:p text:style-name="P1">---[&lt;type : string&gt;]</text:p>
            <text:p text:style-name="P1">---[&lt;identifier : c&gt;]</text:p>
            <text:p text:style-name="P1"/>
          </table:table-cell>
        </table:table-row>
        <table:table-row>
          <table:table-cell table:style-name="Table5.A2" office:value-type="string">
            <text:p text:style-name="Table_20_Contents">AST</text:p>
          </table:table-cell>
          <table:table-cell table:style-name="Table5.B2" office:value-type="string">
            <text:p text:style-name="P1">&lt;declare&gt; </text:p>
            <text:p text:style-name="P1">-[&lt;type : string&gt;]</text:p>
            <text:p text:style-name="P1">-[&lt;identifier : c&gt;]</text:p>
            <text:p text:style-name="P1"/>
          </table:table-cell>
        </table:table-row>
        <table:table-row>
          <table:table-cell table:style-name="Table5.A2" office:value-type="string">
            <text:p text:style-name="Table_20_Contents">Symbol Table</text:p>
          </table:table-cell>
          <table:table-cell table:style-name="Table5.B2" office:value-type="string">
            <text:p text:style-name="P1">[&lt;c : string&gt;]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table:number-columns-spanned="2" office:value-type="string">
            <text:p text:style-name="Table_20_Contents"><text:variable-set text:name="VarNum" text:formula="ooow:VarNum+1" office:value-type="float" office:value="6" style:data-style-name="N0">6</text:variable-set><text:span text:style-name="T1"> Charlist with a space in it</text:span></text:p>
          </table:table-cell>
          <table:covered-table-cell/>
        </table:table-row>
        <table:table-row>
          <table:table-cell table:style-name="Table6.A2" office:value-type="string">
            <text:p text:style-name="Table_20_Contents">Program</text:p>
          </table:table-cell>
          <table:table-cell table:style-name="Table6.B2" office:value-type="string">
            <text:p text:style-name="P1">print(“hello world”) $</text:p>
          </table:table-cell>
        </table:table-row>
        <table:table-row>
          <table:table-cell table:style-name="Table6.A2" office:value-type="string">
            <text:p text:style-name="Table_20_Contents">Lex results</text:p>
          </table:table-cell>
          <table:table-cell table:style-name="Table6.B2" office:value-type="string">
            <text:p text:style-name="P1">Lex was successful!</text:p>
          </table:table-cell>
        </table:table-row>
        <table:table-row>
          <table:table-cell table:style-name="Table6.A2" office:value-type="string">
            <text:p text:style-name="Table_20_Contents">Parse results</text:p>
          </table:table-cell>
          <table:table-cell table:style-name="Table6.B2" office:value-type="string">
            <text:p text:style-name="P1">Parse was successful!</text:p>
          </table:table-cell>
        </table:table-row>
        <table:table-row>
          <table:table-cell table:style-name="Table6.A2" office:value-type="string">
            <text:p text:style-name="Table_20_Contents">Token stream</text:p>
          </table:table-cell>
          <table:table-cell table:style-name="Table6.B2" office:value-type="string">
            <text:p text:style-name="P1">Token stream:</text:p>
            <text:p text:style-name="P1">1: &lt;print&gt; at line # 1</text:p>
            <text:p text:style-name="P1">2: &lt;lparen&gt; at line # 1</text:p>
            <text:p text:style-name="P1">3: &lt;quote&gt; at line # 1</text:p>
            <text:p text:style-name="P1">4: &lt;char : h&gt; at line # 1</text:p>
            <text:p text:style-name="P1">5: &lt;char : e&gt; at line # 1</text:p>
            <text:p text:style-name="P1">6: &lt;char : l&gt; at line # 1</text:p>
            <text:p text:style-name="P1">7: &lt;char : l&gt; at line # 1</text:p>
            <text:p text:style-name="P1">8: &lt;char : o&gt; at line # 1</text:p>
            <text:p text:style-name="P1">9: &lt;char : &gt; at line # 1</text:p>
            <text:p text:style-name="P1">10: &lt;char : w&gt; at line # 1</text:p>
            <text:p text:style-name="P1">11: &lt;char : o&gt; at line # 1</text:p>
            <text:p text:style-name="P1">12: &lt;char : r&gt; at line # 1</text:p>
            <text:p text:style-name="P1">13: &lt;char : l&gt; at line # 1</text:p>
            <text:p text:style-name="P1">14: &lt;char : d&gt; at line # 1</text:p>
            <text:p text:style-name="P1">15: &lt;quote&gt; at line # 1</text:p>
            <text:p text:style-name="P1">16: &lt;rparen&gt; at line # 1</text:p>
            <text:p text:style-name="P1">17: &lt;end_of_file&gt; at line # 1</text:p>
          </table:table-cell>
        </table:table-row>
        <table:table-row>
          <table:table-cell table:style-name="Table6.A2" office:value-type="string">
            <text:p text:style-name="Table_20_Contents">CST</text:p>
          </table:table-cell>
          <table:table-cell table:style-name="Table6.B2" office:value-type="string">
            <text:p text:style-name="P1">&lt;program&gt; </text:p>
            <text:p text:style-name="P1">-&lt;statement&gt; </text:p>
            <text:p text:style-name="P1">--&lt;print&gt; </text:p>
            <text:p text:style-name="P1">---&lt;expr&gt; </text:p>
            <text:p text:style-name="P1">----&lt;char expr&gt; </text:p>
            <text:p text:style-name="P1">-----&lt;charlist&gt; </text:p>
            <text:p text:style-name="P1">------[&lt;string : hello world&gt;]</text:p>
            <text:p text:style-name="P1"/>
          </table:table-cell>
        </table:table-row>
        <table:table-row>
          <table:table-cell table:style-name="Table6.A2" office:value-type="string">
            <text:p text:style-name="Table_20_Contents">AST</text:p>
          </table:table-cell>
          <table:table-cell table:style-name="Table6.B2" office:value-type="string">
            <text:p text:style-name="P1">&lt;print&gt; </text:p>
            <text:p text:style-name="P1">-[&lt;string : hello world&gt;]</text:p>
            <text:p text:style-name="P1"/>
          </table:table-cell>
        </table:table-row>
        <table:table-row>
          <table:table-cell table:style-name="Table6.A2" office:value-type="string">
            <text:p text:style-name="Table_20_Contents">Symbol Table</text:p>
          </table:table-cell>
          <table:table-cell table:style-name="Table6.B2" office:value-type="string">
            <text:p text:style-name="Table_20_Contents">(none)</text:p>
          </table:table-cell>
        </table:table-row>
      </table:table>
      <text:p text:style-name="Standard"/>
      <text:p text:style-name="Text_20_body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Table_20_Contents"><text:variable-set text:name="VarNum" text:formula="ooow:VarNum+1" office:value-type="float" office:value="7" style:data-style-name="N0">7</text:variable-set> <text:span text:style-name="T1">Statement list with 1 statement</text:span></text:p>
          </table:table-cell>
          <table:covered-table-cell/>
        </table:table-row>
        <table:table-row>
          <table:table-cell table:style-name="Table7.A2" office:value-type="string">
            <text:p text:style-name="Table_20_Contents">Program</text:p>
          </table:table-cell>
          <table:table-cell table:style-name="Table7.B2" office:value-type="string">
            <text:p text:style-name="P1">{</text:p>
            <text:p text:style-name="P1">print(“hello”) $</text:p>
            <text:p text:style-name="P1">} $</text:p>
          </table:table-cell>
        </table:table-row>
        <table:table-row>
          <table:table-cell table:style-name="Table7.A2" office:value-type="string">
            <text:p text:style-name="Table_20_Contents">Lex results</text:p>
          </table:table-cell>
          <table:table-cell table:style-name="Table7.B2" office:value-type="string">
            <text:p text:style-name="P1">Lex was successful!</text:p>
          </table:table-cell>
        </table:table-row>
        <table:table-row>
          <table:table-cell table:style-name="Table7.A2" office:value-type="string">
            <text:p text:style-name="Table_20_Contents">Parse results</text:p>
          </table:table-cell>
          <table:table-cell table:style-name="Table7.B2" office:value-type="string">
            <text:p text:style-name="P1">Parse was successful!</text:p>
          </table:table-cell>
        </table:table-row>
        <table:table-row>
          <table:table-cell table:style-name="Table7.A2" office:value-type="string">
            <text:p text:style-name="Table_20_Contents">Token stream</text:p>
          </table:table-cell>
          <table:table-cell table:style-name="Table7.B2" office:value-type="string">
            <text:p text:style-name="P1">Token stream:</text:p>
            <text:p text:style-name="P1">1: &lt;lbracket&gt; at line # 1</text:p>
            <text:p text:style-name="P1">2: &lt;print&gt; at line # 2</text:p>
            <text:p text:style-name="P1">3: &lt;lparen&gt; at line # 2</text:p>
            <text:p text:style-name="P1">4: &lt;quote&gt; at line # 2</text:p>
            <text:p text:style-name="P1">5: &lt;char : h&gt; at line # 2</text:p>
            <text:p text:style-name="P1">6: &lt;char : e&gt; at line # 2</text:p>
            <text:p text:style-name="P1">7: &lt;char : l&gt; at line # 2</text:p>
            <text:p text:style-name="P1">8: &lt;char : l&gt; at line # 2</text:p>
            <text:p text:style-name="P1">9: &lt;char : o&gt; at line # 2</text:p>
            <text:p text:style-name="P1">10: &lt;quote&gt; at line # 2</text:p>
            <text:p text:style-name="P1">11: &lt;rparen&gt; at line # 2</text:p>
            <text:p text:style-name="P1">12: &lt;rbracket&gt; at line # 3</text:p>
            <text:p text:style-name="P1">13: &lt;end_of_file&gt; at line # 3</text:p>
          </table:table-cell>
        </table:table-row>
        <table:table-row>
          <table:table-cell table:style-name="Table7.A2" office:value-type="string">
            <text:p text:style-name="Table_20_Contents">CST</text:p>
          </table:table-cell>
          <table:table-cell table:style-name="Table7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print&gt; </text:p>
            <text:p text:style-name="P1">-----&lt;expr&gt; </text:p>
            <text:p text:style-name="P1">------&lt;char expr&gt; </text:p>
            <text:p text:style-name="P1">-------&lt;charlist&gt; </text:p>
            <text:p text:style-name="P1">--------[&lt;string : hello&gt;]</text:p>
            <text:p text:style-name="P1"/>
          </table:table-cell>
        </table:table-row>
        <table:table-row>
          <table:table-cell table:style-name="Table7.A2" office:value-type="string">
            <text:p text:style-name="Table_20_Contents">AST</text:p>
          </table:table-cell>
          <table:table-cell table:style-name="Table7.B2" office:value-type="string">
            <text:p text:style-name="P1">&lt;statement list&gt; </text:p>
            <text:p text:style-name="P1">-&lt;print&gt; </text:p>
            <text:p text:style-name="P1">--[&lt;string : hello&gt;]</text:p>
            <text:p text:style-name="P1"/>
          </table:table-cell>
        </table:table-row>
        <table:table-row>
          <table:table-cell table:style-name="Table7.A2" office:value-type="string">
            <text:p text:style-name="Table_20_Contents">Symbol Table</text:p>
          </table:table-cell>
          <table:table-cell table:style-name="Table7.B2" office:value-type="string">
            <text:p text:style-name="Table_20_Contents">[]</text:p>
          </table:table-cell>
        </table:table-row>
      </table:table>
      <text:p text:style-name="Standard"/>
      <text:p text:style-name="Text_20_body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table:number-columns-spanned="2" office:value-type="string">
            <text:p text:style-name="Table_20_Contents"><text:variable-set text:name="VarNum" text:formula="ooow:VarNum+1" office:value-type="float" office:value="8" style:data-style-name="N0">8</text:variable-set> <text:span text:style-name="T1">Statement list with 2 statements</text:span></text:p>
          </table:table-cell>
          <table:covered-table-cell/>
        </table:table-row>
        <table:table-row>
          <table:table-cell table:style-name="Table8.A2" office:value-type="string">
            <text:p text:style-name="Table_20_Contents">Program</text:p>
          </table:table-cell>
          <table:table-cell table:style-name="Table8.B2" office:value-type="string">
            <text:p text:style-name="P1">{</text:p>
            <text:p text:style-name="P1">int a</text:p>
            <text:p text:style-name="P1">a = 5</text:p>
            <text:p text:style-name="P1">} $</text:p>
          </table:table-cell>
        </table:table-row>
        <table:table-row>
          <table:table-cell table:style-name="Table8.A2" office:value-type="string">
            <text:p text:style-name="Table_20_Contents">Lex results</text:p>
          </table:table-cell>
          <table:table-cell table:style-name="Table8.B2" office:value-type="string">
            <text:p text:style-name="P1">Lex was successful!</text:p>
          </table:table-cell>
        </table:table-row>
        <table:table-row>
          <table:table-cell table:style-name="Table8.A2" office:value-type="string">
            <text:p text:style-name="Table_20_Contents">Parse results</text:p>
          </table:table-cell>
          <table:table-cell table:style-name="Table8.B2" office:value-type="string">
            <text:p text:style-name="P1"><text:s/>Parse was successful but warnings were issued</text:p>
            <text:p text:style-name="P1">a was declared at line 2 and last assigned at line 3 but was never used </text:p>
          </table:table-cell>
        </table:table-row>
        <table:table-row>
          <table:table-cell table:style-name="Table8.A2" office:value-type="string">
            <text:p text:style-name="Table_20_Contents">Token stream</text:p>
          </table:table-cell>
          <table:table-cell table:style-name="Table8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identifier : a&gt; at line # 3</text:p>
            <text:p text:style-name="P1">5: &lt;assign&gt; at line # 3</text:p>
            <text:p text:style-name="P1">6: &lt;digit : 5&gt; at line # 3</text:p>
            <text:p text:style-name="P1">7: &lt;rbracket&gt; at line # 4</text:p>
            <text:p text:style-name="P1">8: &lt;end_of_file&gt; at line # 4</text:p>
          </table:table-cell>
        </table:table-row>
        <table:table-row>
          <table:table-cell table:style-name="Table8.A2" office:value-type="string">
            <text:p text:style-name="Table_20_Contents">CST</text:p>
          </table:table-cell>
          <table:table-cell table:style-name="Table8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a&gt;]</text:p>
            <text:p text:style-name="P1">---&lt;statement&gt; </text:p>
            <text:p text:style-name="P1">----&lt;assign&gt; </text:p>
            <text:p text:style-name="P1">-----[&lt;identifier : a&gt;]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5&gt;]</text:p>
            <text:p text:style-name="P1"/>
          </table:table-cell>
        </table:table-row>
        <table:table-row>
          <table:table-cell table:style-name="Table8.A2" office:value-type="string">
            <text:p text:style-name="Table_20_Contents">AST</text:p>
          </table:table-cell>
          <table:table-cell table:style-name="Table8.B2" office:value-type="string">
            <text:p text:style-name="P1">&lt;statement list&gt; </text:p>
            <text:p text:style-name="P1">-&lt;declare&gt; </text:p>
            <text:p text:style-name="P1">--[&lt;type : int&gt;]</text:p>
            <text:p text:style-name="P1">--[&lt;identifier : a&gt;]</text:p>
            <text:p text:style-name="P1">-&lt;assign&gt; </text:p>
            <text:p text:style-name="P1">--[&lt;identifier : a&gt;]</text:p>
            <text:p text:style-name="P1">--[&lt;digit : 5&gt;]</text:p>
            <text:p text:style-name="P1"/>
          </table:table-cell>
        </table:table-row>
        <table:table-row>
          <table:table-cell table:style-name="Table8.A2" office:value-type="string">
            <text:p text:style-name="Table_20_Contents">Symbol Table</text:p>
          </table:table-cell>
          <table:table-cell table:style-name="Table8.B2" office:value-type="string">
            <text:p text:style-name="P1">[&lt;a : int&gt;]</text:p>
            <text:p text:style-name="P1"/>
          </table:table-cell>
        </table:table-row>
      </table:table>
      <text:p text:style-name="Standard"/>
      <text:p text:style-name="Text_20_body"/>
      <table:table table:name="Table9" table:style-name="Table9">
        <table:table-column table:style-name="Table9.A"/>
        <table:table-column table:style-name="Table9.B"/>
        <text:soft-page-break/>
        <table:table-row>
          <table:table-cell table:style-name="Table9.A1" table:number-columns-spanned="2" office:value-type="string">
            <text:p text:style-name="Table_20_Contents"><text:variable-set text:name="VarNum" text:formula="ooow:VarNum+1" office:value-type="float" office:value="9" style:data-style-name="N0">9</text:variable-set> <text:span text:style-name="T1">Statement list with 10 statements</text:span></text:p>
          </table:table-cell>
          <table:covered-table-cell/>
        </table:table-row>
        <table:table-row>
          <table:table-cell table:style-name="Table9.A2" office:value-type="string">
            <text:p text:style-name="Table_20_Contents">Program</text:p>
          </table:table-cell>
          <table:table-cell table:style-name="Table9.B2" office:value-type="string">
            <text:p text:style-name="P1">{</text:p>
            <text:p text:style-name="P1">int a</text:p>
            <text:p text:style-name="P1">int b</text:p>
            <text:p text:style-name="P1">string c</text:p>
            <text:p text:style-name="P1">a = 5</text:p>
            <text:p text:style-name="P1">b = 6</text:p>
            <text:p text:style-name="P1">c = “hi”</text:p>
            <text:p text:style-name="P1">print(c)</text:p>
            <text:p text:style-name="P1">print(a)</text:p>
            <text:p text:style-name="P1">print(b)</text:p>
            <text:p text:style-name="P1">print(5+b)</text:p>
            <text:p text:style-name="P1">} $</text:p>
          </table:table-cell>
        </table:table-row>
        <table:table-row>
          <table:table-cell table:style-name="Table9.A2" office:value-type="string">
            <text:p text:style-name="Table_20_Contents">Lex results</text:p>
          </table:table-cell>
          <table:table-cell table:style-name="Table9.B2" office:value-type="string">
            <text:p text:style-name="P1">Lex was successful!</text:p>
          </table:table-cell>
        </table:table-row>
        <table:table-row>
          <table:table-cell table:style-name="Table9.A2" office:value-type="string">
            <text:p text:style-name="Table_20_Contents">Parse results</text:p>
          </table:table-cell>
          <table:table-cell table:style-name="Table9.B2" office:value-type="string">
            <text:p text:style-name="P1">Parse was successful!</text:p>
          </table:table-cell>
        </table:table-row>
        <table:table-row>
          <table:table-cell table:style-name="Table9.A2" office:value-type="string">
            <text:p text:style-name="Table_20_Contents">Token stream</text:p>
          </table:table-cell>
          <table:table-cell table:style-name="Table9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type : int&gt; at line # 3</text:p>
            <text:p text:style-name="P1">5: &lt;identifier : b&gt; at line # 3</text:p>
            <text:p text:style-name="P1">6: &lt;type : string&gt; at line # 4</text:p>
            <text:p text:style-name="P1">7: &lt;identifier : c&gt; at line # 4</text:p>
            <text:p text:style-name="P1">8: &lt;identifier : a&gt; at line # 5</text:p>
            <text:p text:style-name="P1">9: &lt;assign&gt; at line # 5</text:p>
            <text:p text:style-name="P1">10: &lt;digit : 5&gt; at line # 5</text:p>
            <text:p text:style-name="P1">11: &lt;identifier : b&gt; at line # 6</text:p>
            <text:p text:style-name="P1">12: &lt;assign&gt; at line # 6</text:p>
            <text:p text:style-name="P1">13: &lt;digit : 6&gt; at line # 6</text:p>
            <text:p text:style-name="P1">14: &lt;identifier : c&gt; at line # 7</text:p>
            <text:p text:style-name="P1">15: &lt;assign&gt; at line # 7</text:p>
            <text:p text:style-name="P1">16: &lt;quote&gt; at line # 7</text:p>
            <text:p text:style-name="P1">17: &lt;char : h&gt; at line # 7</text:p>
            <text:p text:style-name="P1">18: &lt;char : i&gt; at line # 7</text:p>
            <text:p text:style-name="P1">19: &lt;quote&gt; at line # 7</text:p>
            <text:p text:style-name="P1">20: &lt;print&gt; at line # 8</text:p>
            <text:p text:style-name="P1">21: &lt;lparen&gt; at line # 8</text:p>
            <text:p text:style-name="P1">22: &lt;identifier : c&gt; at line # 8</text:p>
            <text:p text:style-name="P1">23: &lt;rparen&gt; at line # 8</text:p>
            <text:p text:style-name="P1">24: &lt;print&gt; at line # 9</text:p>
            <text:p text:style-name="P1">25: &lt;lparen&gt; at line # 9</text:p>
            <text:p text:style-name="P1">26: &lt;identifier : a&gt; at line # 9</text:p>
            <text:p text:style-name="P1">27: &lt;rparen&gt; at line # 9</text:p>
            <text:p text:style-name="P1">28: &lt;print&gt; at line # 10</text:p>
            <text:p text:style-name="P1">29: &lt;lparen&gt; at line # 10</text:p>
            <text:p text:style-name="P1">30: &lt;identifier : b&gt; at line # 10</text:p>
            <text:p text:style-name="P1">31: &lt;rparen&gt; at line # 10</text:p>
            <text:p text:style-name="P1">32: &lt;print&gt; at line # 11</text:p>
            <text:p text:style-name="P1">33: &lt;lparen&gt; at line # 11</text:p>
            <text:p text:style-name="P1">34: &lt;digit : 5&gt; at line # 11</text:p>
            <text:p text:style-name="P1">35: &lt;operand : plus&gt; at line # 11</text:p>
            <text:p text:style-name="P1">36: &lt;identifier : b&gt; at line # 11</text:p>
            <text:p text:style-name="P1">37: &lt;rparen&gt; at line # 11</text:p>
            <text:p text:style-name="P1">38: &lt;rbracket&gt; at line # 12</text:p>
            <text:p text:style-name="P1">39: &lt;end_of_file&gt; at line # 12</text:p>
          </table:table-cell>
        </table:table-row>
        <table:table-row>
          <table:table-cell table:style-name="Table9.A2" office:value-type="string">
            <text:p text:style-name="Table_20_Contents">CST</text:p>
          </table:table-cell>
          <table:table-cell table:style-name="Table9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<text:soft-page-break/>-----[&lt;type : int&gt;]</text:p>
            <text:p text:style-name="P1">-----[&lt;identifier : a&gt;]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b&gt;]</text:p>
            <text:p text:style-name="P1">---&lt;statement&gt; </text:p>
            <text:p text:style-name="P1">----&lt;declare&gt; </text:p>
            <text:p text:style-name="P1">-----[&lt;type : string&gt;]</text:p>
            <text:p text:style-name="P1">-----[&lt;identifier : c&gt;]</text:p>
            <text:p text:style-name="P1">---&lt;statement&gt; </text:p>
            <text:p text:style-name="P1">----&lt;assign&gt; </text:p>
            <text:p text:style-name="P1">-----[&lt;identifier : a&gt;]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5&gt;]</text:p>
            <text:p text:style-name="P1">---&lt;statement&gt; </text:p>
            <text:p text:style-name="P1">----&lt;assign&gt; </text:p>
            <text:p text:style-name="P1">-----[&lt;identifier : b&gt;]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6&gt;]</text:p>
            <text:p text:style-name="P1">---&lt;statement&gt; </text:p>
            <text:p text:style-name="P1">----&lt;assign&gt; </text:p>
            <text:p text:style-name="P1">-----[&lt;identifier : c&gt;]</text:p>
            <text:p text:style-name="P1">-----&lt;expr&gt; </text:p>
            <text:p text:style-name="P1">------&lt;char expr&gt; </text:p>
            <text:p text:style-name="P1">-------&lt;charlist&gt; </text:p>
            <text:p text:style-name="P1">--------[&lt;string : hi&gt;]</text:p>
            <text:p text:style-name="P1">---&lt;statement&gt; </text:p>
            <text:p text:style-name="P1">----&lt;print&gt; </text:p>
            <text:p text:style-name="P1">-----&lt;expr&gt; </text:p>
            <text:p text:style-name="P1">------&lt;ident expr&gt; </text:p>
            <text:p text:style-name="P1">-------[&lt;identifier : c&gt;]</text:p>
            <text:p text:style-name="P1">---&lt;statement&gt; </text:p>
            <text:p text:style-name="P1">----&lt;print&gt; </text:p>
            <text:p text:style-name="P1">-----&lt;expr&gt; </text:p>
            <text:p text:style-name="P1">------&lt;ident expr&gt; </text:p>
            <text:p text:style-name="P1">-------[&lt;identifier : a&gt;]</text:p>
            <text:p text:style-name="P1">---&lt;statement&gt; </text:p>
            <text:p text:style-name="P1">----&lt;print&gt; </text:p>
            <text:p text:style-name="P1">-----&lt;expr&gt; </text:p>
            <text:p text:style-name="P1">------&lt;ident expr&gt; </text:p>
            <text:p text:style-name="P1">-------[&lt;identifier : b&gt;]</text:p>
            <text:p text:style-name="P1">---&lt;statement&gt; </text:p>
            <text:p text:style-name="P1">----&lt;print&gt; 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5&gt;]</text:p>
            <text:p text:style-name="P1">-------&lt;operand&gt; </text:p>
            <text:p text:style-name="P1">--------[&lt;operand : plus&gt;]</text:p>
            <text:p text:style-name="P1">-------&lt;expr&gt; </text:p>
            <text:p text:style-name="P1">--------&lt;ident expr&gt; </text:p>
            <text:p text:style-name="P1">---------[&lt;identifier : b&gt;]</text:p>
            <text:p text:style-name="P1"/>
          </table:table-cell>
        </table:table-row>
        <table:table-row>
          <table:table-cell table:style-name="Table9.A2" office:value-type="string">
            <text:p text:style-name="Table_20_Contents">AST</text:p>
          </table:table-cell>
          <table:table-cell table:style-name="Table9.B2" office:value-type="string">
            <text:p text:style-name="P1">&lt;statement list&gt; </text:p>
            <text:p text:style-name="P1">-&lt;declare&gt; </text:p>
            <text:p text:style-name="P1">--[&lt;type : int&gt;]</text:p>
            <text:p text:style-name="P1">--[&lt;identifier : a&gt;]</text:p>
            <text:p text:style-name="P1">-&lt;declare&gt; </text:p>
            <text:p text:style-name="P1"><text:soft-page-break/>--[&lt;type : int&gt;]</text:p>
            <text:p text:style-name="P1">--[&lt;identifier : b&gt;]</text:p>
            <text:p text:style-name="P1">-&lt;declare&gt; </text:p>
            <text:p text:style-name="P1">--[&lt;type : string&gt;]</text:p>
            <text:p text:style-name="P1">--[&lt;identifier : c&gt;]</text:p>
            <text:p text:style-name="P1">-&lt;assign&gt; </text:p>
            <text:p text:style-name="P1">--[&lt;identifier : a&gt;]</text:p>
            <text:p text:style-name="P1">--[&lt;digit : 5&gt;]</text:p>
            <text:p text:style-name="P1">-&lt;assign&gt; </text:p>
            <text:p text:style-name="P1">--[&lt;identifier : b&gt;]</text:p>
            <text:p text:style-name="P1">--[&lt;digit : 6&gt;]</text:p>
            <text:p text:style-name="P1">-&lt;assign&gt; </text:p>
            <text:p text:style-name="P1">--[&lt;identifier : c&gt;]</text:p>
            <text:p text:style-name="P1">--[&lt;string : hi&gt;]</text:p>
            <text:p text:style-name="P1">-&lt;print&gt; </text:p>
            <text:p text:style-name="P1">--[&lt;identifier : c&gt;]</text:p>
            <text:p text:style-name="P1">-&lt;print&gt; </text:p>
            <text:p text:style-name="P1">--[&lt;identifier : a&gt;]</text:p>
            <text:p text:style-name="P1">-&lt;print&gt; </text:p>
            <text:p text:style-name="P1">--[&lt;identifier : b&gt;]</text:p>
            <text:p text:style-name="P1">-&lt;print&gt; </text:p>
            <text:p text:style-name="P1">--&lt;&lt;operand : plus&gt;&gt; </text:p>
            <text:p text:style-name="P1">---[&lt;digit : 5&gt;]</text:p>
            <text:p text:style-name="P1">---[&lt;identifier : b&gt;]</text:p>
            <text:p text:style-name="P1"/>
          </table:table-cell>
        </table:table-row>
        <table:table-row>
          <table:table-cell table:style-name="Table9.A2" office:value-type="string">
            <text:p text:style-name="Table_20_Contents">Symbol Table</text:p>
          </table:table-cell>
          <table:table-cell table:style-name="Table9.B2" office:value-type="string">
            <text:p text:style-name="P1">[&lt;a : int&gt;,&lt;b : int&gt;,&lt;c : string&gt;]</text:p>
          </table:table-cell>
        </table:table-row>
      </table:table>
      <text:p text:style-name="Standard"/>
      <text:p text:style-name="Text_20_body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table:number-columns-spanned="2" office:value-type="string">
            <text:p text:style-name="Table_20_Contents"><text:variable-set text:name="VarNum" text:formula="ooow:VarNum+1" office:value-type="float" office:value="10" style:data-style-name="N0">10</text:variable-set> <text:span text:style-name="T1">Declare variable, use without initializing</text:span></text:p>
          </table:table-cell>
          <table:covered-table-cell/>
        </table:table-row>
        <table:table-row>
          <table:table-cell table:style-name="Table10.A2" office:value-type="string">
            <text:p text:style-name="Table_20_Contents">Program</text:p>
          </table:table-cell>
          <table:table-cell table:style-name="Table10.B2" office:value-type="string">
            <text:p text:style-name="P1">{</text:p>
            <text:p text:style-name="P1">int a</text:p>
            <text:p text:style-name="P1">int b</text:p>
            <text:p text:style-name="P1">b = a</text:p>
            <text:p text:style-name="P1">print(b)</text:p>
            <text:p text:style-name="P1">} $</text:p>
          </table:table-cell>
        </table:table-row>
        <table:table-row>
          <table:table-cell table:style-name="Table10.A2" office:value-type="string">
            <text:p text:style-name="Table_20_Contents">Lex results</text:p>
          </table:table-cell>
          <table:table-cell table:style-name="Table10.B2" office:value-type="string">
            <text:p text:style-name="P1">Lex was successful!</text:p>
          </table:table-cell>
        </table:table-row>
        <table:table-row>
          <table:table-cell table:style-name="Table10.A2" office:value-type="string">
            <text:p text:style-name="Table_20_Contents">Parse results</text:p>
          </table:table-cell>
          <table:table-cell table:style-name="Table10.B2" office:value-type="string">
            <text:p text:style-name="P1"><text:s/>Parse was successful but warnings were issued</text:p>
            <text:p text:style-name="P1">a was used at line 4 but was never initialized </text:p>
          </table:table-cell>
        </table:table-row>
        <table:table-row>
          <table:table-cell table:style-name="Table10.A2" office:value-type="string">
            <text:p text:style-name="Table_20_Contents">Token stream</text:p>
          </table:table-cell>
          <table:table-cell table:style-name="Table10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type : int&gt; at line # 3</text:p>
            <text:p text:style-name="P1">5: &lt;identifier : b&gt; at line # 3</text:p>
            <text:p text:style-name="P1">6: &lt;identifier : b&gt; at line # 4</text:p>
            <text:p text:style-name="P1">7: &lt;assign&gt; at line # 4</text:p>
            <text:p text:style-name="P1">8: &lt;identifier : a&gt; at line # 4</text:p>
            <text:p text:style-name="P1">9: &lt;print&gt; at line # 5</text:p>
            <text:p text:style-name="P1">10: &lt;lparen&gt; at line # 5</text:p>
            <text:p text:style-name="P1">11: &lt;identifier : b&gt; at line # 5</text:p>
            <text:p text:style-name="P1">12: &lt;rparen&gt; at line # 5</text:p>
            <text:p text:style-name="P1">13: &lt;rbracket&gt; at line # 6</text:p>
            <text:p text:style-name="P1">14: &lt;end_of_file&gt; at line # 6</text:p>
          </table:table-cell>
        </table:table-row>
        <table:table-row>
          <table:table-cell table:style-name="Table10.A2" office:value-type="string">
            <text:p text:style-name="Table_20_Contents">CST</text:p>
          </table:table-cell>
          <table:table-cell table:style-name="Table10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a&gt;]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b&gt;]</text:p>
            <text:p text:style-name="P1">---&lt;statement&gt; </text:p>
            <text:p text:style-name="P1">----&lt;assign&gt; </text:p>
            <text:p text:style-name="P1">-----[&lt;identifier : b&gt;]</text:p>
            <text:p text:style-name="P1">-----&lt;expr&gt; </text:p>
            <text:p text:style-name="P1">------&lt;ident expr&gt; </text:p>
            <text:p text:style-name="P1">-------[&lt;identifier : a&gt;]</text:p>
            <text:p text:style-name="P1">---&lt;statement&gt; </text:p>
            <text:p text:style-name="P1">----&lt;print&gt; </text:p>
            <text:p text:style-name="P1">-----&lt;expr&gt; </text:p>
            <text:p text:style-name="P1">------&lt;ident expr&gt; </text:p>
            <text:p text:style-name="P1">-------[&lt;identifier : b&gt;]</text:p>
            <text:p text:style-name="P1"/>
          </table:table-cell>
        </table:table-row>
        <table:table-row>
          <table:table-cell table:style-name="Table10.A2" office:value-type="string">
            <text:p text:style-name="Table_20_Contents">AST</text:p>
          </table:table-cell>
          <table:table-cell table:style-name="Table10.B2" office:value-type="string">
            <text:p text:style-name="P1">&lt;statement list&gt; </text:p>
            <text:p text:style-name="P1">-&lt;declare&gt; </text:p>
            <text:p text:style-name="P1">--[&lt;type : int&gt;]</text:p>
            <text:p text:style-name="P1">--[&lt;identifier : a&gt;]</text:p>
            <text:p text:style-name="P1">-&lt;declare&gt; </text:p>
            <text:p text:style-name="P1">--[&lt;type : int&gt;]</text:p>
            <text:p text:style-name="P1">--[&lt;identifier : b&gt;]</text:p>
            <text:p text:style-name="P1">-&lt;assign&gt; </text:p>
            <text:p text:style-name="P1">--[&lt;identifier : b&gt;]</text:p>
            <text:p text:style-name="P1">--[&lt;identifier : a&gt;]</text:p>
            <text:p text:style-name="P1">-&lt;print&gt; </text:p>
            <text:p text:style-name="P1">--[&lt;identifier : b&gt;]</text:p>
          </table:table-cell>
        </table:table-row>
        <text:soft-page-break/>
        <table:table-row>
          <table:table-cell table:style-name="Table10.A2" office:value-type="string">
            <text:p text:style-name="Table_20_Contents">Symbol Table</text:p>
          </table:table-cell>
          <table:table-cell table:style-name="Table10.B2" office:value-type="string">
            <text:p text:style-name="P1">[&lt;a : int&gt;,&lt;b : int&gt;]</text:p>
            <text:p text:style-name="P1"/>
          </table:table-cell>
        </table:table-row>
      </table:table>
      <text:p text:style-name="Standard"/>
      <text:p text:style-name="Text_20_body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Table_20_Contents"><text:variable-set text:name="VarNum" text:formula="ooow:VarNum+1" office:value-type="float" office:value="11" style:data-style-name="N0">11</text:variable-set> <text:span text:style-name="T1">Declare variable, initialize but don't use</text:span></text:p>
          </table:table-cell>
          <table:covered-table-cell/>
        </table:table-row>
        <table:table-row>
          <table:table-cell table:style-name="Table11.A2" office:value-type="string">
            <text:p text:style-name="Table_20_Contents">Program</text:p>
          </table:table-cell>
          <table:table-cell table:style-name="Table11.B2" office:value-type="string">
            <text:p text:style-name="P1">{</text:p>
            <text:p text:style-name="P1">string c</text:p>
            <text:p text:style-name="P1">c = “unused”</text:p>
            <text:p text:style-name="P1">} $</text:p>
          </table:table-cell>
        </table:table-row>
        <table:table-row>
          <table:table-cell table:style-name="Table11.A2" office:value-type="string">
            <text:p text:style-name="Table_20_Contents">Lex results</text:p>
          </table:table-cell>
          <table:table-cell table:style-name="Table11.B2" office:value-type="string">
            <text:p text:style-name="P1">Lex was successful!</text:p>
          </table:table-cell>
        </table:table-row>
        <table:table-row>
          <table:table-cell table:style-name="Table11.A2" office:value-type="string">
            <text:p text:style-name="Table_20_Contents">Parse results</text:p>
          </table:table-cell>
          <table:table-cell table:style-name="Table11.B2" office:value-type="string">
            <text:p text:style-name="P1"><text:s/>Parse was successful but warnings were issued</text:p>
            <text:p text:style-name="P1">c was declared at line 2 and last assigned at line 3 but was never used </text:p>
          </table:table-cell>
        </table:table-row>
        <table:table-row>
          <table:table-cell table:style-name="Table11.A2" office:value-type="string">
            <text:p text:style-name="Table_20_Contents">Token stream</text:p>
          </table:table-cell>
          <table:table-cell table:style-name="Table11.B2" office:value-type="string">
            <text:p text:style-name="P1">Token stream:</text:p>
            <text:p text:style-name="P1">1: &lt;lbracket&gt; at line # 1</text:p>
            <text:p text:style-name="P1">2: &lt;type : string&gt; at line # 2</text:p>
            <text:p text:style-name="P1">3: &lt;identifier : c&gt; at line # 2</text:p>
            <text:p text:style-name="P1">4: &lt;identifier : c&gt; at line # 3</text:p>
            <text:p text:style-name="P1">5: &lt;assign&gt; at line # 3</text:p>
            <text:p text:style-name="P1">6: &lt;quote&gt; at line # 3</text:p>
            <text:p text:style-name="P1">7: &lt;char : u&gt; at line # 3</text:p>
            <text:p text:style-name="P1">8: &lt;char : n&gt; at line # 3</text:p>
            <text:p text:style-name="P1">9: &lt;char : u&gt; at line # 3</text:p>
            <text:p text:style-name="P1">10: &lt;char : s&gt; at line # 3</text:p>
            <text:p text:style-name="P1">11: &lt;char : e&gt; at line # 3</text:p>
            <text:p text:style-name="P1">12: &lt;char : d&gt; at line # 3</text:p>
            <text:p text:style-name="P1">13: &lt;quote&gt; at line # 3</text:p>
            <text:p text:style-name="P1">14: &lt;rbracket&gt; at line # 4</text:p>
            <text:p text:style-name="P1">15: &lt;end_of_file&gt; at line # 4</text:p>
          </table:table-cell>
        </table:table-row>
        <table:table-row>
          <table:table-cell table:style-name="Table11.A2" office:value-type="string">
            <text:p text:style-name="Table_20_Contents">CST</text:p>
          </table:table-cell>
          <table:table-cell table:style-name="Table11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-----[&lt;type : string&gt;]</text:p>
            <text:p text:style-name="P1">-----[&lt;identifier : c&gt;]</text:p>
            <text:p text:style-name="P1">---&lt;statement&gt; </text:p>
            <text:p text:style-name="P1">----&lt;assign&gt; </text:p>
            <text:p text:style-name="P1">-----[&lt;identifier : c&gt;]</text:p>
            <text:p text:style-name="P1">-----&lt;expr&gt; </text:p>
            <text:p text:style-name="P1">------&lt;char expr&gt; </text:p>
            <text:p text:style-name="P1">-------&lt;charlist&gt; </text:p>
            <text:p text:style-name="P1">--------[&lt;string : unused&gt;]</text:p>
            <text:p text:style-name="P1"/>
          </table:table-cell>
        </table:table-row>
        <table:table-row>
          <table:table-cell table:style-name="Table11.A2" office:value-type="string">
            <text:p text:style-name="Table_20_Contents">AST</text:p>
          </table:table-cell>
          <table:table-cell table:style-name="Table11.B2" office:value-type="string">
            <text:p text:style-name="P1">&lt;statement list&gt; </text:p>
            <text:p text:style-name="P1">-&lt;declare&gt; </text:p>
            <text:p text:style-name="P1">--[&lt;type : string&gt;]</text:p>
            <text:p text:style-name="P1">--[&lt;identifier : c&gt;]</text:p>
            <text:p text:style-name="P1">-&lt;assign&gt; </text:p>
            <text:p text:style-name="P1">--[&lt;identifier : c&gt;]</text:p>
            <text:p text:style-name="P1">--[&lt;string : unused&gt;]</text:p>
            <text:p text:style-name="P1"/>
          </table:table-cell>
        </table:table-row>
        <table:table-row>
          <table:table-cell table:style-name="Table11.A2" office:value-type="string">
            <text:p text:style-name="Table_20_Contents">Symbol Table</text:p>
          </table:table-cell>
          <table:table-cell table:style-name="Table11.B2" office:value-type="string">
            <text:p text:style-name="P1">[&lt;c : string&gt;]</text:p>
          </table:table-cell>
        </table:table-row>
      </table:table>
      <text:p text:style-name="Standard"/>
      <text:p text:style-name="Text_20_body"/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table:number-columns-spanned="2" office:value-type="string">
            <text:p text:style-name="Table_20_Contents"><text:variable-set text:name="VarNum" text:formula="ooow:VarNum+1" office:value-type="float" office:value="12" style:data-style-name="N0">12</text:variable-set> <text:span text:style-name="T1">Declare variable, don't initialize or use</text:span></text:p>
          </table:table-cell>
          <table:covered-table-cell/>
        </table:table-row>
        <table:table-row>
          <table:table-cell table:style-name="Table12.A2" office:value-type="string">
            <text:p text:style-name="Table_20_Contents">Program</text:p>
          </table:table-cell>
          <table:table-cell table:style-name="Table12.B2" office:value-type="string">
            <text:p text:style-name="P1">{</text:p>
            <text:p text:style-name="P1">int a</text:p>
            <text:p text:style-name="P1">string b</text:p>
            <text:p text:style-name="P1">b = “hello”</text:p>
            <text:p text:style-name="P1">print(b)</text:p>
            <text:p text:style-name="P1">} $</text:p>
          </table:table-cell>
        </table:table-row>
        <table:table-row>
          <table:table-cell table:style-name="Table12.A2" office:value-type="string">
            <text:p text:style-name="Table_20_Contents">Lex results</text:p>
          </table:table-cell>
          <table:table-cell table:style-name="Table12.B2" office:value-type="string">
            <text:p text:style-name="P1">Lex was successful!</text:p>
          </table:table-cell>
        </table:table-row>
        <table:table-row>
          <table:table-cell table:style-name="Table12.A2" office:value-type="string">
            <text:p text:style-name="Table_20_Contents">Parse results</text:p>
          </table:table-cell>
          <table:table-cell table:style-name="Table12.B2" office:value-type="string">
            <text:p text:style-name="P1"><text:s/>Parse was successful but warnings were issued</text:p>
            <text:p text:style-name="P1">a was declared at line 2 but was never assigned a value or used </text:p>
          </table:table-cell>
        </table:table-row>
        <table:table-row>
          <table:table-cell table:style-name="Table12.A2" office:value-type="string">
            <text:p text:style-name="Table_20_Contents">Token stream</text:p>
          </table:table-cell>
          <table:table-cell table:style-name="Table12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type : string&gt; at line # 3</text:p>
            <text:p text:style-name="P1">5: &lt;identifier : b&gt; at line # 3</text:p>
            <text:p text:style-name="P1">6: &lt;identifier : b&gt; at line # 4</text:p>
            <text:p text:style-name="P1">7: &lt;assign&gt; at line # 4</text:p>
            <text:p text:style-name="P1">8: &lt;quote&gt; at line # 4</text:p>
            <text:p text:style-name="P1">9: &lt;char : h&gt; at line # 4</text:p>
            <text:p text:style-name="P1">10: &lt;char : e&gt; at line # 4</text:p>
            <text:p text:style-name="P1">11: &lt;char : l&gt; at line # 4</text:p>
            <text:p text:style-name="P1">12: &lt;char : l&gt; at line # 4</text:p>
            <text:p text:style-name="P1">13: &lt;char : o&gt; at line # 4</text:p>
            <text:p text:style-name="P1">14: &lt;quote&gt; at line # 4</text:p>
            <text:p text:style-name="P1">15: &lt;print&gt; at line # 5</text:p>
            <text:p text:style-name="P1">16: &lt;lparen&gt; at line # 5</text:p>
            <text:p text:style-name="P1">17: &lt;identifier : b&gt; at line # 5</text:p>
            <text:p text:style-name="P1">18: &lt;rparen&gt; at line # 5</text:p>
            <text:p text:style-name="P1">19: &lt;rbracket&gt; at line # 6</text:p>
            <text:p text:style-name="P1">20: &lt;end_of_file&gt; at line # 6</text:p>
          </table:table-cell>
        </table:table-row>
        <table:table-row>
          <table:table-cell table:style-name="Table12.A2" office:value-type="string">
            <text:p text:style-name="Table_20_Contents">CST</text:p>
          </table:table-cell>
          <table:table-cell table:style-name="Table12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a&gt;]</text:p>
            <text:p text:style-name="P1">---&lt;statement&gt; </text:p>
            <text:p text:style-name="P1">----&lt;declare&gt; </text:p>
            <text:p text:style-name="P1">-----[&lt;type : string&gt;]</text:p>
            <text:p text:style-name="P1">-----[&lt;identifier : b&gt;]</text:p>
            <text:p text:style-name="P1">---&lt;statement&gt; </text:p>
            <text:p text:style-name="P1">----&lt;assign&gt; </text:p>
            <text:p text:style-name="P1">-----[&lt;identifier : b&gt;]</text:p>
            <text:p text:style-name="P1">-----&lt;expr&gt; </text:p>
            <text:p text:style-name="P1">------&lt;char expr&gt; </text:p>
            <text:p text:style-name="P1">-------&lt;charlist&gt; </text:p>
            <text:p text:style-name="P1">--------[&lt;string : hello&gt;]</text:p>
            <text:p text:style-name="P1">---&lt;statement&gt; </text:p>
            <text:p text:style-name="P1">----&lt;print&gt; </text:p>
            <text:p text:style-name="P1">-----&lt;expr&gt; </text:p>
            <text:p text:style-name="P1">------&lt;ident expr&gt; </text:p>
            <text:p text:style-name="P1">-------[&lt;identifier : b&gt;]</text:p>
            <text:p text:style-name="P1"/>
          </table:table-cell>
        </table:table-row>
        <table:table-row>
          <table:table-cell table:style-name="Table12.A2" office:value-type="string">
            <text:p text:style-name="Table_20_Contents">AST</text:p>
          </table:table-cell>
          <table:table-cell table:style-name="Table12.B2" office:value-type="string">
            <text:p text:style-name="P1">&lt;statement list&gt; </text:p>
            <text:p text:style-name="P1">-&lt;declare&gt; </text:p>
            <text:p text:style-name="P1">--[&lt;type : int&gt;]</text:p>
            <text:p text:style-name="P1">--[&lt;identifier : a&gt;]</text:p>
            <text:p text:style-name="P1"><text:soft-page-break/>-&lt;declare&gt; </text:p>
            <text:p text:style-name="P1">--[&lt;type : string&gt;]</text:p>
            <text:p text:style-name="P1">--[&lt;identifier : b&gt;]</text:p>
            <text:p text:style-name="P1">-&lt;assign&gt; </text:p>
            <text:p text:style-name="P1">--[&lt;identifier : b&gt;]</text:p>
            <text:p text:style-name="P1">--[&lt;string : hello&gt;]</text:p>
            <text:p text:style-name="P1">-&lt;print&gt; </text:p>
            <text:p text:style-name="P1">--[&lt;identifier : b&gt;]</text:p>
            <text:p text:style-name="P1"/>
          </table:table-cell>
        </table:table-row>
        <table:table-row>
          <table:table-cell table:style-name="Table12.A2" office:value-type="string">
            <text:p text:style-name="Table_20_Contents">Symbol Table</text:p>
          </table:table-cell>
          <table:table-cell table:style-name="Table12.B2" office:value-type="string">
            <text:p text:style-name="P1">[&lt;a : int&gt;,&lt;b : string&gt;]</text:p>
          </table:table-cell>
        </table:table-row>
      </table:table>
      <text:p text:style-name="Standard"/>
      <text:p text:style-name="Text_20_body"/>
      <table:table table:name="Table13" table:style-name="Table13">
        <table:table-column table:style-name="Table13.A"/>
        <table:table-column table:style-name="Table13.B"/>
        <text:soft-page-break/>
        <table:table-row>
          <table:table-cell table:style-name="Table13.A1" table:number-columns-spanned="2" office:value-type="string">
            <text:p text:style-name="Table_20_Contents"><text:variable-set text:name="VarNum" text:formula="ooow:VarNum+1" office:value-type="float" office:value="13" style:data-style-name="N0">13</text:variable-set> <text:span text:style-name="T1">Assign a variable a value of the correct type (int)</text:span></text:p>
          </table:table-cell>
          <table:covered-table-cell/>
        </table:table-row>
        <table:table-row>
          <table:table-cell table:style-name="Table13.A2" office:value-type="string">
            <text:p text:style-name="Table_20_Contents">Program</text:p>
          </table:table-cell>
          <table:table-cell table:style-name="Table13.B2" office:value-type="string">
            <text:p text:style-name="P1">{</text:p>
            <text:p text:style-name="P1">int a</text:p>
            <text:p text:style-name="P1">int b</text:p>
            <text:p text:style-name="P1">a = 5</text:p>
            <text:p text:style-name="P1">b = a</text:p>
            <text:p text:style-name="P1">} $</text:p>
          </table:table-cell>
        </table:table-row>
        <table:table-row>
          <table:table-cell table:style-name="Table13.A2" office:value-type="string">
            <text:p text:style-name="Table_20_Contents">Lex results</text:p>
          </table:table-cell>
          <table:table-cell table:style-name="Table13.B2" office:value-type="string">
            <text:p text:style-name="P1">Lex was successful! </text:p>
          </table:table-cell>
        </table:table-row>
        <table:table-row>
          <table:table-cell table:style-name="Table13.A2" office:value-type="string">
            <text:p text:style-name="Table_20_Contents">Parse results</text:p>
          </table:table-cell>
          <table:table-cell table:style-name="Table13.B2" office:value-type="string">
            <text:p text:style-name="P1"><text:s/>Parse was successful but warnings were issued</text:p>
            <text:p text:style-name="P1">b was declared at line 3 and last assigned at line 5 but was never used </text:p>
          </table:table-cell>
        </table:table-row>
        <table:table-row>
          <table:table-cell table:style-name="Table13.A2" office:value-type="string">
            <text:p text:style-name="Table_20_Contents">Token stream</text:p>
          </table:table-cell>
          <table:table-cell table:style-name="Table13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type : int&gt; at line # 3</text:p>
            <text:p text:style-name="P1">5: &lt;identifier : b&gt; at line # 3</text:p>
            <text:p text:style-name="P1">6: &lt;identifier : a&gt; at line # 4</text:p>
            <text:p text:style-name="P1">7: &lt;assign&gt; at line # 4</text:p>
            <text:p text:style-name="P1">8: &lt;digit : 5&gt; at line # 4</text:p>
            <text:p text:style-name="P1">9: &lt;identifier : b&gt; at line # 5</text:p>
            <text:p text:style-name="P1">10: &lt;assign&gt; at line # 5</text:p>
            <text:p text:style-name="P1">11: &lt;identifier : a&gt; at line # 5</text:p>
            <text:p text:style-name="P1">12: &lt;rbracket&gt; at line # 6</text:p>
            <text:p text:style-name="P1">13: &lt;end_of_file&gt; at line # 6</text:p>
          </table:table-cell>
        </table:table-row>
        <table:table-row>
          <table:table-cell table:style-name="Table13.A2" office:value-type="string">
            <text:p text:style-name="Table_20_Contents">CST</text:p>
          </table:table-cell>
          <table:table-cell table:style-name="Table13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a&gt;]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b&gt;]</text:p>
            <text:p text:style-name="P1">---&lt;statement&gt; </text:p>
            <text:p text:style-name="P1">----&lt;assign&gt; </text:p>
            <text:p text:style-name="P1">-----[&lt;identifier : a&gt;]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5&gt;]</text:p>
            <text:p text:style-name="P1">---&lt;statement&gt; </text:p>
            <text:p text:style-name="P1">----&lt;assign&gt; </text:p>
            <text:p text:style-name="P1">-----[&lt;identifier : b&gt;]</text:p>
            <text:p text:style-name="P1">-----&lt;expr&gt; </text:p>
            <text:p text:style-name="P1">------&lt;ident expr&gt; </text:p>
            <text:p text:style-name="P1">-------[&lt;identifier : a&gt;]</text:p>
            <text:p text:style-name="P1"/>
          </table:table-cell>
        </table:table-row>
        <table:table-row>
          <table:table-cell table:style-name="Table13.A2" office:value-type="string">
            <text:p text:style-name="Table_20_Contents">AST</text:p>
          </table:table-cell>
          <table:table-cell table:style-name="Table13.B2" office:value-type="string">
            <text:p text:style-name="P1">&lt;statement list&gt; </text:p>
            <text:p text:style-name="P1">-&lt;declare&gt; </text:p>
            <text:p text:style-name="P1">--[&lt;type : int&gt;]</text:p>
            <text:p text:style-name="P1">--[&lt;identifier : a&gt;]</text:p>
            <text:p text:style-name="P1">-&lt;declare&gt; </text:p>
            <text:p text:style-name="P1">--[&lt;type : int&gt;]</text:p>
            <text:p text:style-name="P1">--[&lt;identifier : b&gt;]</text:p>
            <text:p text:style-name="P1">-&lt;assign&gt; </text:p>
            <text:p text:style-name="P1">--[&lt;identifier : a&gt;]</text:p>
            <text:p text:style-name="P1">--[&lt;digit : 5&gt;]</text:p>
            <text:p text:style-name="P1"><text:soft-page-break/>-&lt;assign&gt; </text:p>
            <text:p text:style-name="P1">--[&lt;identifier : b&gt;]</text:p>
            <text:p text:style-name="P1">--[&lt;identifier : a&gt;]</text:p>
            <text:p text:style-name="P1"/>
          </table:table-cell>
        </table:table-row>
        <table:table-row>
          <table:table-cell table:style-name="Table13.A2" office:value-type="string">
            <text:p text:style-name="Table_20_Contents">Symbol Table</text:p>
          </table:table-cell>
          <table:table-cell table:style-name="Table13.B2" office:value-type="string">
            <text:p text:style-name="P1">[&lt;a : int&gt;,&lt;b : int&gt;]</text:p>
          </table:table-cell>
        </table:table-row>
      </table:table>
      <text:p text:style-name="Standard"/>
      <text:p text:style-name="Text_20_body"/>
      <table:table table:name="Table14" table:style-name="Table14">
        <table:table-column table:style-name="Table14.A"/>
        <table:table-column table:style-name="Table14.B"/>
        <text:soft-page-break/>
        <table:table-row>
          <table:table-cell table:style-name="Table14.A1" table:number-columns-spanned="2" office:value-type="string">
            <text:p text:style-name="Table_20_Contents"><text:variable-set text:name="VarNum" text:formula="ooow:VarNum+1" office:value-type="float" office:value="14" style:data-style-name="N0">14</text:variable-set> <text:span text:style-name="T1">Nested statement lists (also declare the same variable name in multiple scopes)</text:span></text:p>
          </table:table-cell>
          <table:covered-table-cell/>
        </table:table-row>
        <table:table-row>
          <table:table-cell table:style-name="Table14.A2" office:value-type="string">
            <text:p text:style-name="Table_20_Contents">Program</text:p>
          </table:table-cell>
          <table:table-cell table:style-name="Table14.B2" office:value-type="string">
            <text:p text:style-name="P1">{</text:p>
            <text:p text:style-name="P1">int a</text:p>
            <text:p text:style-name="P1">int b</text:p>
            <text:p text:style-name="P1">{</text:p>
            <text:p text:style-name="P1">string a</text:p>
            <text:p text:style-name="P1">string b</text:p>
            <text:p text:style-name="P1">a = “hi”</text:p>
            <text:p text:style-name="P1">b = a</text:p>
            <text:p text:style-name="P1">print(a)</text:p>
            <text:p text:style-name="P1">print(b)</text:p>
            <text:p text:style-name="P1">}</text:p>
            <text:p text:style-name="P1">a = 5</text:p>
            <text:p text:style-name="P1">b = a</text:p>
            <text:p text:style-name="P1">print(a)</text:p>
            <text:p text:style-name="P1">print(b)</text:p>
            <text:p text:style-name="P1">} $</text:p>
          </table:table-cell>
        </table:table-row>
        <table:table-row>
          <table:table-cell table:style-name="Table14.A2" office:value-type="string">
            <text:p text:style-name="Table_20_Contents">Lex results</text:p>
          </table:table-cell>
          <table:table-cell table:style-name="Table14.B2" office:value-type="string">
            <text:p text:style-name="P1">Lex was successful!</text:p>
          </table:table-cell>
        </table:table-row>
        <table:table-row>
          <table:table-cell table:style-name="Table14.A2" office:value-type="string">
            <text:p text:style-name="Table_20_Contents">Parse results</text:p>
          </table:table-cell>
          <table:table-cell table:style-name="Table14.B2" office:value-type="string">
            <text:p text:style-name="P1"><text:s/>Parse was successful!</text:p>
          </table:table-cell>
        </table:table-row>
        <table:table-row>
          <table:table-cell table:style-name="Table14.A2" office:value-type="string">
            <text:p text:style-name="Table_20_Contents">Token stream</text:p>
          </table:table-cell>
          <table:table-cell table:style-name="Table14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type : int&gt; at line # 3</text:p>
            <text:p text:style-name="P1">5: &lt;identifier : b&gt; at line # 3</text:p>
            <text:p text:style-name="P1">6: &lt;lbracket&gt; at line # 4</text:p>
            <text:p text:style-name="P1">7: &lt;type : string&gt; at line # 5</text:p>
            <text:p text:style-name="P1">8: &lt;identifier : a&gt; at line # 5</text:p>
            <text:p text:style-name="P1">9: &lt;type : string&gt; at line # 6</text:p>
            <text:p text:style-name="P1">10: &lt;identifier : b&gt; at line # 6</text:p>
            <text:p text:style-name="P1">11: &lt;identifier : a&gt; at line # 7</text:p>
            <text:p text:style-name="P1">12: &lt;assign&gt; at line # 7</text:p>
            <text:p text:style-name="P1">13: &lt;quote&gt; at line # 7</text:p>
            <text:p text:style-name="P1">14: &lt;char : h&gt; at line # 7</text:p>
            <text:p text:style-name="P1">15: &lt;char : i&gt; at line # 7</text:p>
            <text:p text:style-name="P1">16: &lt;quote&gt; at line # 7</text:p>
            <text:p text:style-name="P1">17: &lt;identifier : b&gt; at line # 8</text:p>
            <text:p text:style-name="P1">18: &lt;assign&gt; at line # 8</text:p>
            <text:p text:style-name="P1">19: &lt;identifier : a&gt; at line # 8</text:p>
            <text:p text:style-name="P1">20: &lt;print&gt; at line # 9</text:p>
            <text:p text:style-name="P1">21: &lt;lparen&gt; at line # 9</text:p>
            <text:p text:style-name="P1">22: &lt;identifier : a&gt; at line # 9</text:p>
            <text:p text:style-name="P1">23: &lt;rparen&gt; at line # 9</text:p>
            <text:p text:style-name="P1">24: &lt;print&gt; at line # 10</text:p>
            <text:p text:style-name="P1">25: &lt;lparen&gt; at line # 10</text:p>
            <text:p text:style-name="P1">26: &lt;identifier : b&gt; at line # 10</text:p>
            <text:p text:style-name="P1">27: &lt;rparen&gt; at line # 10</text:p>
            <text:p text:style-name="P1">28: &lt;rbracket&gt; at line # 11</text:p>
            <text:p text:style-name="P1">29: &lt;identifier : a&gt; at line # 12</text:p>
            <text:p text:style-name="P1">30: &lt;assign&gt; at line # 12</text:p>
            <text:p text:style-name="P1">31: &lt;digit : 5&gt; at line # 12</text:p>
            <text:p text:style-name="P1">32: &lt;identifier : b&gt; at line # 13</text:p>
            <text:p text:style-name="P1">33: &lt;assign&gt; at line # 13</text:p>
            <text:p text:style-name="P1">34: &lt;identifier : a&gt; at line # 13</text:p>
            <text:p text:style-name="P1">35: &lt;print&gt; at line # 14</text:p>
            <text:p text:style-name="P1">36: &lt;lparen&gt; at line # 14</text:p>
            <text:p text:style-name="P1">37: &lt;identifier : a&gt; at line # 14</text:p>
            <text:p text:style-name="P1">38: &lt;rparen&gt; at line # 14</text:p>
            <text:p text:style-name="P1">39: &lt;print&gt; at line # 15</text:p>
            <text:p text:style-name="P1">40: &lt;lparen&gt; at line # 15</text:p>
            <text:p text:style-name="P1"><text:soft-page-break/>41: &lt;identifier : b&gt; at line # 15</text:p>
            <text:p text:style-name="P1">42: &lt;rparen&gt; at line # 15</text:p>
            <text:p text:style-name="P1">43: &lt;rbracket&gt; at line # 16</text:p>
            <text:p text:style-name="P1">44: &lt;end_of_file&gt; at line # 16</text:p>
          </table:table-cell>
        </table:table-row>
        <table:table-row>
          <table:table-cell table:style-name="Table14.A2" office:value-type="string">
            <text:p text:style-name="Table_20_Contents">CST</text:p>
          </table:table-cell>
          <table:table-cell table:style-name="Table14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a&gt;]</text:p>
            <text:p text:style-name="P1">---&lt;statement&gt; </text:p>
            <text:p text:style-name="P1">----&lt;declare&gt; </text:p>
            <text:p text:style-name="P1">-----[&lt;type : int&gt;]</text:p>
            <text:p text:style-name="P1">-----[&lt;identifier : b&gt;]</text:p>
            <text:p text:style-name="P1">---&lt;statement&gt; </text:p>
            <text:p text:style-name="P1">----&lt;statement list&gt; </text:p>
            <text:p text:style-name="P1">-----&lt;statement&gt; </text:p>
            <text:p text:style-name="P1">------&lt;declare&gt; </text:p>
            <text:p text:style-name="P1">-------[&lt;type : string&gt;]</text:p>
            <text:p text:style-name="P1">-------[&lt;identifier : a&gt;]</text:p>
            <text:p text:style-name="P1">-----&lt;statement&gt; </text:p>
            <text:p text:style-name="P1">------&lt;declare&gt; </text:p>
            <text:p text:style-name="P1">-------[&lt;type : string&gt;]</text:p>
            <text:p text:style-name="P1">-------[&lt;identifier : b&gt;]</text:p>
            <text:p text:style-name="P1">-----&lt;statement&gt; </text:p>
            <text:p text:style-name="P1">------&lt;assign&gt; </text:p>
            <text:p text:style-name="P1">-------[&lt;identifier : a&gt;]</text:p>
            <text:p text:style-name="P1">-------&lt;expr&gt; </text:p>
            <text:p text:style-name="P1">--------&lt;char expr&gt; </text:p>
            <text:p text:style-name="P1">---------&lt;charlist&gt; </text:p>
            <text:p text:style-name="P1">----------[&lt;string : hi&gt;]</text:p>
            <text:p text:style-name="P1">-----&lt;statement&gt; </text:p>
            <text:p text:style-name="P1">------&lt;assign&gt; </text:p>
            <text:p text:style-name="P1">-------[&lt;identifier : b&gt;]</text:p>
            <text:p text:style-name="P1">-------&lt;expr&gt; </text:p>
            <text:p text:style-name="P1">--------&lt;ident expr&gt; </text:p>
            <text:p text:style-name="P1">---------[&lt;identifier : a&gt;]</text:p>
            <text:p text:style-name="P1">-----&lt;statement&gt; </text:p>
            <text:p text:style-name="P1">------&lt;print&gt; </text:p>
            <text:p text:style-name="P1">-------&lt;expr&gt; </text:p>
            <text:p text:style-name="P1">--------&lt;ident expr&gt; </text:p>
            <text:p text:style-name="P1">---------[&lt;identifier : a&gt;]</text:p>
            <text:p text:style-name="P1">-----&lt;statement&gt; </text:p>
            <text:p text:style-name="P1">------&lt;print&gt; </text:p>
            <text:p text:style-name="P1">-------&lt;expr&gt; </text:p>
            <text:p text:style-name="P1">--------&lt;ident expr&gt; </text:p>
            <text:p text:style-name="P1">---------[&lt;identifier : b&gt;]</text:p>
            <text:p text:style-name="P1">---&lt;statement&gt; </text:p>
            <text:p text:style-name="P1">----&lt;assign&gt; </text:p>
            <text:p text:style-name="P1">-----[&lt;identifier : a&gt;]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5&gt;]</text:p>
            <text:p text:style-name="P1">---&lt;statement&gt; </text:p>
            <text:p text:style-name="P1">----&lt;assign&gt; </text:p>
            <text:p text:style-name="P1">-----[&lt;identifier : b&gt;]</text:p>
            <text:p text:style-name="P1">-----&lt;expr&gt; </text:p>
            <text:p text:style-name="P1">------&lt;ident expr&gt; </text:p>
            <text:p text:style-name="P1">-------[&lt;identifier : a&gt;]</text:p>
            <text:p text:style-name="P1">---&lt;statement&gt; </text:p>
            <text:p text:style-name="P1">----&lt;print&gt; </text:p>
            <text:p text:style-name="P1"><text:soft-page-break/>-----&lt;expr&gt; </text:p>
            <text:p text:style-name="P1">------&lt;ident expr&gt; </text:p>
            <text:p text:style-name="P1">-------[&lt;identifier : a&gt;]</text:p>
            <text:p text:style-name="P1">---&lt;statement&gt; </text:p>
            <text:p text:style-name="P1">----&lt;print&gt; </text:p>
            <text:p text:style-name="P1">-----&lt;expr&gt; </text:p>
            <text:p text:style-name="P1">------&lt;ident expr&gt; </text:p>
            <text:p text:style-name="P1">-------[&lt;identifier : b&gt;]</text:p>
            <text:p text:style-name="P1"/>
          </table:table-cell>
        </table:table-row>
        <table:table-row>
          <table:table-cell table:style-name="Table14.A2" office:value-type="string">
            <text:p text:style-name="Table_20_Contents">AST</text:p>
          </table:table-cell>
          <table:table-cell table:style-name="Table14.B2" office:value-type="string">
            <text:p text:style-name="P1">&lt;statement list&gt; </text:p>
            <text:p text:style-name="P1">-&lt;declare&gt; </text:p>
            <text:p text:style-name="P1">--[&lt;type : int&gt;]</text:p>
            <text:p text:style-name="P1">--[&lt;identifier : a&gt;]</text:p>
            <text:p text:style-name="P1">-&lt;declare&gt; </text:p>
            <text:p text:style-name="P1">--[&lt;type : int&gt;]</text:p>
            <text:p text:style-name="P1">--[&lt;identifier : b&gt;]</text:p>
            <text:p text:style-name="P1">-&lt;statement list&gt; </text:p>
            <text:p text:style-name="P1">--&lt;declare&gt; </text:p>
            <text:p text:style-name="P1">---[&lt;type : string&gt;]</text:p>
            <text:p text:style-name="P1">---[&lt;identifier : a&gt;]</text:p>
            <text:p text:style-name="P1">--&lt;declare&gt; </text:p>
            <text:p text:style-name="P1">---[&lt;type : string&gt;]</text:p>
            <text:p text:style-name="P1">---[&lt;identifier : b&gt;]</text:p>
            <text:p text:style-name="P1">--&lt;assign&gt; </text:p>
            <text:p text:style-name="P1">---[&lt;identifier : a&gt;]</text:p>
            <text:p text:style-name="P1">---[&lt;string : hi&gt;]</text:p>
            <text:p text:style-name="P1">--&lt;assign&gt; </text:p>
            <text:p text:style-name="P1">---[&lt;identifier : b&gt;]</text:p>
            <text:p text:style-name="P1">---[&lt;identifier : a&gt;]</text:p>
            <text:p text:style-name="P1">--&lt;print&gt; </text:p>
            <text:p text:style-name="P1">---[&lt;identifier : a&gt;]</text:p>
            <text:p text:style-name="P1">--&lt;print&gt; </text:p>
            <text:p text:style-name="P1">---[&lt;identifier : b&gt;]</text:p>
            <text:p text:style-name="P1">-&lt;assign&gt; </text:p>
            <text:p text:style-name="P1">--[&lt;identifier : a&gt;]</text:p>
            <text:p text:style-name="P1">--[&lt;digit : 5&gt;]</text:p>
            <text:p text:style-name="P1">-&lt;assign&gt; </text:p>
            <text:p text:style-name="P1">--[&lt;identifier : b&gt;]</text:p>
            <text:p text:style-name="P1">--[&lt;identifier : a&gt;]</text:p>
            <text:p text:style-name="P1">-&lt;print&gt; </text:p>
            <text:p text:style-name="P1">--[&lt;identifier : a&gt;]</text:p>
            <text:p text:style-name="P1">-&lt;print&gt; </text:p>
            <text:p text:style-name="P1">--[&lt;identifier : b&gt;]</text:p>
            <text:p text:style-name="P1"/>
          </table:table-cell>
        </table:table-row>
        <table:table-row>
          <table:table-cell table:style-name="Table14.A2" office:value-type="string">
            <text:p text:style-name="Table_20_Contents">Symbol Table</text:p>
          </table:table-cell>
          <table:table-cell table:style-name="Table14.B2" office:value-type="string">
            <text:p text:style-name="P1">&lt;&lt;a : int&gt;,&lt;b : int&gt;&gt; </text:p>
            <text:p text:style-name="P1">-[&lt;a : string&gt;,&lt;b : string&gt;]</text:p>
            <text:p text:style-name="P1"/>
          </table:table-cell>
        </table:table-row>
      </table:table>
      <text:p text:style-name="Standard"/>
      <text:p text:style-name="Text_20_body"/>
      <table:table table:name="Table15" table:style-name="Table15">
        <table:table-column table:style-name="Table15.A"/>
        <table:table-column table:style-name="Table15.B"/>
        <text:soft-page-break/>
        <table:table-row>
          <table:table-cell table:style-name="Table15.A1" table:number-columns-spanned="2" office:value-type="string">
            <text:p text:style-name="Table_20_Contents"><text:variable-set text:name="VarNum" text:formula="ooow:VarNum+1" office:value-type="float" office:value="15" style:data-style-name="N0">15</text:variable-set> <text:span text:style-name="T1">Use variable from “higher” scope</text:span></text:p>
          </table:table-cell>
          <table:covered-table-cell/>
        </table:table-row>
        <table:table-row>
          <table:table-cell table:style-name="Table15.A2" office:value-type="string">
            <text:p text:style-name="Table_20_Contents">Program</text:p>
          </table:table-cell>
          <table:table-cell table:style-name="Table15.B2" office:value-type="string">
            <text:p text:style-name="P1">{</text:p>
            <text:p text:style-name="P1">int a</text:p>
            <text:p text:style-name="P1">a = 5</text:p>
            <text:p text:style-name="P1">{</text:p>
            <text:p text:style-name="P1">int b</text:p>
            <text:p text:style-name="P1">b = 6</text:p>
            <text:p text:style-name="P1">{</text:p>
            <text:p text:style-name="P1">int c</text:p>
            <text:p text:style-name="P1">c = 7</text:p>
            <text:p text:style-name="P1">print(2+a)</text:p>
            <text:p text:style-name="P1">print(1+b)</text:p>
            <text:p text:style-name="P1">print(c)</text:p>
            <text:p text:style-name="P1">}}} $</text:p>
          </table:table-cell>
        </table:table-row>
        <table:table-row>
          <table:table-cell table:style-name="Table15.A2" office:value-type="string">
            <text:p text:style-name="Table_20_Contents">Lex results</text:p>
          </table:table-cell>
          <table:table-cell table:style-name="Table15.B2" office:value-type="string">
            <text:p text:style-name="P1">Lex was successful!</text:p>
          </table:table-cell>
        </table:table-row>
        <table:table-row>
          <table:table-cell table:style-name="Table15.A2" office:value-type="string">
            <text:p text:style-name="Table_20_Contents">Parse results</text:p>
          </table:table-cell>
          <table:table-cell table:style-name="Table15.B2" office:value-type="string">
            <text:p text:style-name="P1"><text:s/>Parse was successful!</text:p>
          </table:table-cell>
        </table:table-row>
        <table:table-row>
          <table:table-cell table:style-name="Table15.A2" office:value-type="string">
            <text:p text:style-name="Table_20_Contents">Token stream</text:p>
          </table:table-cell>
          <table:table-cell table:style-name="Table15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identifier : a&gt; at line # 3</text:p>
            <text:p text:style-name="P1">5: &lt;assign&gt; at line # 3</text:p>
            <text:p text:style-name="P1">6: &lt;digit : 5&gt; at line # 3</text:p>
            <text:p text:style-name="P1">7: &lt;lbracket&gt; at line # 4</text:p>
            <text:p text:style-name="P1">8: &lt;type : int&gt; at line # 5</text:p>
            <text:p text:style-name="P1">9: &lt;identifier : b&gt; at line # 5</text:p>
            <text:p text:style-name="P1">10: &lt;identifier : b&gt; at line # 6</text:p>
            <text:p text:style-name="P1">11: &lt;assign&gt; at line # 6</text:p>
            <text:p text:style-name="P1">12: &lt;digit : 6&gt; at line # 6</text:p>
            <text:p text:style-name="P1">13: &lt;lbracket&gt; at line # 7</text:p>
            <text:p text:style-name="P1">14: &lt;type : int&gt; at line # 8</text:p>
            <text:p text:style-name="P1">15: &lt;identifier : c&gt; at line # 8</text:p>
            <text:p text:style-name="P1">16: &lt;identifier : c&gt; at line # 9</text:p>
            <text:p text:style-name="P1">17: &lt;assign&gt; at line # 9</text:p>
            <text:p text:style-name="P1">18: &lt;digit : 7&gt; at line # 9</text:p>
            <text:p text:style-name="P1">19: &lt;print&gt; at line # 10</text:p>
            <text:p text:style-name="P1">20: &lt;lparen&gt; at line # 10</text:p>
            <text:p text:style-name="P1">21: &lt;digit : 2&gt; at line # 10</text:p>
            <text:p text:style-name="P1">22: &lt;operand : plus&gt; at line # 10</text:p>
            <text:p text:style-name="P1">23: &lt;identifier : a&gt; at line # 10</text:p>
            <text:p text:style-name="P1">24: &lt;rparen&gt; at line # 10</text:p>
            <text:p text:style-name="P1">25: &lt;print&gt; at line # 11</text:p>
            <text:p text:style-name="P1">26: &lt;lparen&gt; at line # 11</text:p>
            <text:p text:style-name="P1">27: &lt;digit : 1&gt; at line # 11</text:p>
            <text:p text:style-name="P1">28: &lt;operand : plus&gt; at line # 11</text:p>
            <text:p text:style-name="P1">29: &lt;identifier : b&gt; at line # 11</text:p>
            <text:p text:style-name="P1">30: &lt;rparen&gt; at line # 11</text:p>
            <text:p text:style-name="P1">31: &lt;print&gt; at line # 12</text:p>
            <text:p text:style-name="P1">32: &lt;lparen&gt; at line # 12</text:p>
            <text:p text:style-name="P1">33: &lt;identifier : c&gt; at line # 12</text:p>
            <text:p text:style-name="P1">34: &lt;rparen&gt; at line # 12</text:p>
            <text:p text:style-name="P1">35: &lt;rbracket&gt; at line # 13</text:p>
            <text:p text:style-name="P1">36: &lt;rbracket&gt; at line # 13</text:p>
            <text:p text:style-name="P1">37: &lt;rbracket&gt; at line # 13</text:p>
            <text:p text:style-name="P1">38: &lt;end_of_file&gt; at line # 13</text:p>
          </table:table-cell>
        </table:table-row>
        <table:table-row>
          <table:table-cell table:style-name="Table15.A2" office:value-type="string">
            <text:p text:style-name="Table_20_Contents">CST</text:p>
          </table:table-cell>
          <table:table-cell table:style-name="Table15.B2" office:value-type="string">
            <text:p text:style-name="P1">&lt;program&gt; </text:p>
            <text:p text:style-name="P1">-&lt;statement&gt; </text:p>
            <text:p text:style-name="P1">--&lt;statement list&gt; </text:p>
            <text:p text:style-name="P1">---&lt;statement&gt; </text:p>
            <text:p text:style-name="P1">----&lt;declare&gt; </text:p>
            <text:p text:style-name="P1"><text:soft-page-break/>-----[&lt;type : int&gt;]</text:p>
            <text:p text:style-name="P1">-----[&lt;identifier : a&gt;]</text:p>
            <text:p text:style-name="P1">---&lt;statement&gt; </text:p>
            <text:p text:style-name="P1">----&lt;assign&gt; </text:p>
            <text:p text:style-name="P1">-----[&lt;identifier : a&gt;]</text:p>
            <text:p text:style-name="P1">-----&lt;expr&gt; </text:p>
            <text:p text:style-name="P1">------&lt;int expr&gt; </text:p>
            <text:p text:style-name="P1">-------&lt;digit&gt; </text:p>
            <text:p text:style-name="P1">--------[&lt;digit : 5&gt;]</text:p>
            <text:p text:style-name="P1">---&lt;statement&gt; </text:p>
            <text:p text:style-name="P1">----&lt;statement list&gt; </text:p>
            <text:p text:style-name="P1">-----&lt;statement&gt; </text:p>
            <text:p text:style-name="P1">------&lt;declare&gt; </text:p>
            <text:p text:style-name="P1">-------[&lt;type : int&gt;]</text:p>
            <text:p text:style-name="P1">-------[&lt;identifier : b&gt;]</text:p>
            <text:p text:style-name="P1">-----&lt;statement&gt; </text:p>
            <text:p text:style-name="P1">------&lt;assign&gt; </text:p>
            <text:p text:style-name="P1">-------[&lt;identifier : b&gt;]</text:p>
            <text:p text:style-name="P1">-------&lt;expr&gt; </text:p>
            <text:p text:style-name="P1">--------&lt;int expr&gt; </text:p>
            <text:p text:style-name="P1">---------&lt;digit&gt; </text:p>
            <text:p text:style-name="P1">----------[&lt;digit : 6&gt;]</text:p>
            <text:p text:style-name="P1">-----&lt;statement&gt; </text:p>
            <text:p text:style-name="P1">------&lt;statement list&gt; </text:p>
            <text:p text:style-name="P1">-------&lt;statement&gt; </text:p>
            <text:p text:style-name="P1">--------&lt;declare&gt; </text:p>
            <text:p text:style-name="P1">---------[&lt;type : int&gt;]</text:p>
            <text:p text:style-name="P1">---------[&lt;identifier : c&gt;]</text:p>
            <text:p text:style-name="P1">-------&lt;statement&gt; </text:p>
            <text:p text:style-name="P1">--------&lt;assign&gt; </text:p>
            <text:p text:style-name="P1">---------[&lt;identifier : c&gt;]</text:p>
            <text:p text:style-name="P1">---------&lt;expr&gt; </text:p>
            <text:p text:style-name="P1">----------&lt;int expr&gt; </text:p>
            <text:p text:style-name="P1">-----------&lt;digit&gt; </text:p>
            <text:p text:style-name="P1">------------[&lt;digit : 7&gt;]</text:p>
            <text:p text:style-name="P1">-------&lt;statement&gt; </text:p>
            <text:p text:style-name="P1">--------&lt;print&gt; </text:p>
            <text:p text:style-name="P1">---------&lt;expr&gt; </text:p>
            <text:p text:style-name="P1">----------&lt;int expr&gt; </text:p>
            <text:p text:style-name="P1">-----------&lt;digit&gt; </text:p>
            <text:p text:style-name="P1">------------[&lt;digit : 2&gt;]</text:p>
            <text:p text:style-name="P1">-----------&lt;operand&gt; </text:p>
            <text:p text:style-name="P1">------------[&lt;operand : plus&gt;]</text:p>
            <text:p text:style-name="P1">-----------&lt;expr&gt; </text:p>
            <text:p text:style-name="P1">------------&lt;ident expr&gt; </text:p>
            <text:p text:style-name="P1">-------------[&lt;identifier : a&gt;]</text:p>
            <text:p text:style-name="P1">-------&lt;statement&gt; </text:p>
            <text:p text:style-name="P1">--------&lt;print&gt; </text:p>
            <text:p text:style-name="P1">---------&lt;expr&gt; </text:p>
            <text:p text:style-name="P1">----------&lt;int expr&gt; </text:p>
            <text:p text:style-name="P1">-----------&lt;digit&gt; </text:p>
            <text:p text:style-name="P1">------------[&lt;digit : 1&gt;]</text:p>
            <text:p text:style-name="P1">-----------&lt;operand&gt; </text:p>
            <text:p text:style-name="P1">------------[&lt;operand : plus&gt;]</text:p>
            <text:p text:style-name="P1">-----------&lt;expr&gt; </text:p>
            <text:p text:style-name="P1">------------&lt;ident expr&gt; </text:p>
            <text:p text:style-name="P1">-------------[&lt;identifier : b&gt;]</text:p>
            <text:p text:style-name="P1">-------&lt;statement&gt; </text:p>
            <text:p text:style-name="P1">--------&lt;print&gt; </text:p>
            <text:p text:style-name="P1">---------&lt;expr&gt; </text:p>
            <text:p text:style-name="P1">----------&lt;ident expr&gt; </text:p>
            <text:p text:style-name="P1">-----------[&lt;identifier : c&gt;]</text:p>
            <text:p text:style-name="P1"/>
          </table:table-cell>
        </table:table-row>
        <text:soft-page-break/>
        <table:table-row>
          <table:table-cell table:style-name="Table15.A2" office:value-type="string">
            <text:p text:style-name="Table_20_Contents">AST</text:p>
          </table:table-cell>
          <table:table-cell table:style-name="Table15.B2" office:value-type="string">
            <text:p text:style-name="P1">&lt;statement list&gt; </text:p>
            <text:p text:style-name="P1">-&lt;declare&gt; </text:p>
            <text:p text:style-name="P1">--[&lt;type : int&gt;]</text:p>
            <text:p text:style-name="P1">--[&lt;identifier : a&gt;]</text:p>
            <text:p text:style-name="P1">-&lt;assign&gt; </text:p>
            <text:p text:style-name="P1">--[&lt;identifier : a&gt;]</text:p>
            <text:p text:style-name="P1">--[&lt;digit : 5&gt;]</text:p>
            <text:p text:style-name="P1">-&lt;statement list&gt; </text:p>
            <text:p text:style-name="P1">--&lt;declare&gt; </text:p>
            <text:p text:style-name="P1">---[&lt;type : int&gt;]</text:p>
            <text:p text:style-name="P1">---[&lt;identifier : b&gt;]</text:p>
            <text:p text:style-name="P1">--&lt;assign&gt; </text:p>
            <text:p text:style-name="P1">---[&lt;identifier : b&gt;]</text:p>
            <text:p text:style-name="P1">---[&lt;digit : 6&gt;]</text:p>
            <text:p text:style-name="P1">--&lt;statement list&gt; </text:p>
            <text:p text:style-name="P1">---&lt;declare&gt; </text:p>
            <text:p text:style-name="P1">----[&lt;type : int&gt;]</text:p>
            <text:p text:style-name="P1">----[&lt;identifier : c&gt;]</text:p>
            <text:p text:style-name="P1">---&lt;assign&gt; </text:p>
            <text:p text:style-name="P1">----[&lt;identifier : c&gt;]</text:p>
            <text:p text:style-name="P1">----[&lt;digit : 7&gt;]</text:p>
            <text:p text:style-name="P1">---&lt;print&gt; </text:p>
            <text:p text:style-name="P1">----&lt;&lt;operand : plus&gt;&gt; </text:p>
            <text:p text:style-name="P1">-----[&lt;digit : 2&gt;]</text:p>
            <text:p text:style-name="P1">-----[&lt;identifier : a&gt;]</text:p>
            <text:p text:style-name="P1">---&lt;print&gt; </text:p>
            <text:p text:style-name="P1">----&lt;&lt;operand : plus&gt;&gt; </text:p>
            <text:p text:style-name="P1">-----[&lt;digit : 1&gt;]</text:p>
            <text:p text:style-name="P1">-----[&lt;identifier : b&gt;]</text:p>
            <text:p text:style-name="P1">---&lt;print&gt; </text:p>
            <text:p text:style-name="P1">----[&lt;identifier : c&gt;]</text:p>
            <text:p text:style-name="P1"/>
          </table:table-cell>
        </table:table-row>
        <table:table-row>
          <table:table-cell table:style-name="Table15.A2" office:value-type="string">
            <text:p text:style-name="Table_20_Contents">Symbol Table</text:p>
          </table:table-cell>
          <table:table-cell table:style-name="Table15.B2" office:value-type="string">
            <text:p text:style-name="P1">&lt;&lt;a : int&gt;&gt; </text:p>
            <text:p text:style-name="P1">-&lt;&lt;b : int&gt;&gt; </text:p>
            <text:p text:style-name="P1">--[&lt;c : int&gt;]</text:p>
          </table:table-cell>
        </table:table-row>
      </table:table>
      <text:p text:style-name="Standard"/>
      <text:p text:style-name="Text_20_body"/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table:number-columns-spanned="2" office:value-type="string">
            <text:p text:style-name="Table_20_Contents"><text:variable-set text:name="VarNum" text:formula="ooow:VarNum+1" office:value-type="float" office:value="16" style:data-style-name="N0">16</text:variable-set> <text:span text:style-name="T1">Use variable without assigning or declaring</text:span></text:p>
          </table:table-cell>
          <table:covered-table-cell/>
        </table:table-row>
        <table:table-row>
          <table:table-cell table:style-name="Table16.A2" office:value-type="string">
            <text:p text:style-name="Table_20_Contents">Program</text:p>
          </table:table-cell>
          <table:table-cell table:style-name="Table16.B2" office:value-type="string">
            <text:p text:style-name="P1">{</text:p>
            <text:p text:style-name="P1">print(e)</text:p>
            <text:p text:style-name="P1">} $</text:p>
          </table:table-cell>
        </table:table-row>
        <table:table-row>
          <table:table-cell table:style-name="Table16.A2" office:value-type="string">
            <text:p text:style-name="Table_20_Contents">Lex results</text:p>
          </table:table-cell>
          <table:table-cell table:style-name="Table16.B2" office:value-type="string">
            <text:p text:style-name="P1">Lex was successful!</text:p>
          </table:table-cell>
        </table:table-row>
        <table:table-row>
          <table:table-cell table:style-name="Table16.A2" office:value-type="string">
            <text:p text:style-name="Table_20_Contents">Parse results</text:p>
          </table:table-cell>
          <table:table-cell table:style-name="Table16.B2" office:value-type="string">
            <text:p text:style-name="P1"><text:s/>Parse errors found!</text:p>
            <text:p text:style-name="P1">Identifier e was used at line 2 but has not been declared! </text:p>
            <text:p text:style-name="P1">Dude, you can't print that!</text:p>
            <text:p text:style-name="P1"/>
            <text:p text:style-name="P1">2 parse errors found.</text:p>
          </table:table-cell>
        </table:table-row>
        <table:table-row>
          <table:table-cell table:style-name="Table16.A2" office:value-type="string">
            <text:p text:style-name="Table_20_Contents">Token stream</text:p>
          </table:table-cell>
          <table:table-cell table:style-name="Table16.B2" office:value-type="string">
            <text:p text:style-name="P1">Token stream:</text:p>
            <text:p text:style-name="P1">1: &lt;lbracket&gt; at line # 1</text:p>
            <text:p text:style-name="P1">2: &lt;print&gt; at line # 2</text:p>
            <text:p text:style-name="P1">3: &lt;lparen&gt; at line # 2</text:p>
            <text:p text:style-name="P1">4: &lt;identifier : e&gt; at line # 2</text:p>
            <text:p text:style-name="P1">5: &lt;rparen&gt; at line # 2</text:p>
            <text:p text:style-name="P1">6: &lt;rbracket&gt; at line # 3</text:p>
            <text:p text:style-name="P1">7: &lt;end_of_file&gt; at line # 3</text:p>
          </table:table-cell>
        </table:table-row>
        <table:table-row>
          <table:table-cell table:style-name="Table16.A2" office:value-type="string">
            <text:p text:style-name="Table_20_Contents">CST</text:p>
          </table:table-cell>
          <table:table-cell table:style-name="Table16.B2" office:value-type="string">
            <text:p text:style-name="P1"/>
          </table:table-cell>
        </table:table-row>
        <table:table-row>
          <table:table-cell table:style-name="Table16.A2" office:value-type="string">
            <text:p text:style-name="Table_20_Contents">AST</text:p>
          </table:table-cell>
          <table:table-cell table:style-name="Table16.B2" office:value-type="string">
            <text:p text:style-name="P1"/>
          </table:table-cell>
        </table:table-row>
        <table:table-row>
          <table:table-cell table:style-name="Table16.A2" office:value-type="string">
            <text:p text:style-name="Table_20_Contents">Symbol Table</text:p>
          </table:table-cell>
          <table:table-cell table:style-name="Table16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Table_20_Contents"><text:variable-set text:name="VarNum" text:formula="ooow:VarNum+1" office:value-type="float" office:value="17" style:data-style-name="N0">17</text:variable-set> <text:span text:style-name="T1">Assign variable without declaring</text:span></text:p>
          </table:table-cell>
          <table:covered-table-cell/>
        </table:table-row>
        <table:table-row>
          <table:table-cell table:style-name="Table17.A2" office:value-type="string">
            <text:p text:style-name="Table_20_Contents">Program</text:p>
          </table:table-cell>
          <table:table-cell table:style-name="Table17.B2" office:value-type="string">
            <text:p text:style-name="P1">{</text:p>
            <text:p text:style-name="P1">a = 5</text:p>
            <text:p text:style-name="P1">print(a)</text:p>
            <text:p text:style-name="P1">} $</text:p>
          </table:table-cell>
        </table:table-row>
        <table:table-row>
          <table:table-cell table:style-name="Table17.A2" office:value-type="string">
            <text:p text:style-name="Table_20_Contents">Lex results</text:p>
          </table:table-cell>
          <table:table-cell table:style-name="Table17.B2" office:value-type="string">
            <text:p text:style-name="P1">Lex was successful!</text:p>
          </table:table-cell>
        </table:table-row>
        <table:table-row>
          <table:table-cell table:style-name="Table17.A2" office:value-type="string">
            <text:p text:style-name="Table_20_Contents">Parse results</text:p>
          </table:table-cell>
          <table:table-cell table:style-name="Table17.B2" office:value-type="string">
            <text:p text:style-name="P1"><text:s/>Parse errors found!</text:p>
            <text:p text:style-name="P1">Variable a assigned a value on line 2 but it is not defined in the current scope</text:p>
            <text:p text:style-name="P1">Identifier a was used at line 3 but has not been declared! </text:p>
            <text:p text:style-name="P1">Dude, you can't print that!</text:p>
            <text:p text:style-name="P1"/>
            <text:p text:style-name="P1">3 parse errors found.</text:p>
          </table:table-cell>
        </table:table-row>
        <table:table-row>
          <table:table-cell table:style-name="Table17.A2" office:value-type="string">
            <text:p text:style-name="Table_20_Contents">Token stream</text:p>
          </table:table-cell>
          <table:table-cell table:style-name="Table17.B2" office:value-type="string">
            <text:p text:style-name="P1">Token stream:</text:p>
            <text:p text:style-name="P1">1: &lt;lbracket&gt; at line # 1</text:p>
            <text:p text:style-name="P1">2: &lt;identifier : a&gt; at line # 2</text:p>
            <text:p text:style-name="P1">3: &lt;assign&gt; at line # 2</text:p>
            <text:p text:style-name="P1">4: &lt;digit : 5&gt; at line # 2</text:p>
            <text:p text:style-name="P1">5: &lt;print&gt; at line # 3</text:p>
            <text:p text:style-name="P1">6: &lt;lparen&gt; at line # 3</text:p>
            <text:p text:style-name="P1">7: &lt;identifier : a&gt; at line # 3</text:p>
            <text:p text:style-name="P1">8: &lt;rparen&gt; at line # 3</text:p>
            <text:p text:style-name="P1">9: &lt;rbracket&gt; at line # 4</text:p>
            <text:p text:style-name="P1">10: &lt;end_of_file&gt; at line # 4</text:p>
          </table:table-cell>
        </table:table-row>
        <table:table-row>
          <table:table-cell table:style-name="Table17.A2" office:value-type="string">
            <text:p text:style-name="Table_20_Contents">CST</text:p>
          </table:table-cell>
          <table:table-cell table:style-name="Table17.B2" office:value-type="string">
            <text:p text:style-name="P1"/>
          </table:table-cell>
        </table:table-row>
        <table:table-row>
          <table:table-cell table:style-name="Table17.A2" office:value-type="string">
            <text:p text:style-name="Table_20_Contents">AST</text:p>
          </table:table-cell>
          <table:table-cell table:style-name="Table17.B2" office:value-type="string">
            <text:p text:style-name="P1"/>
          </table:table-cell>
        </table:table-row>
        <table:table-row>
          <table:table-cell table:style-name="Table17.A2" office:value-type="string">
            <text:p text:style-name="Table_20_Contents">Symbol Table</text:p>
          </table:table-cell>
          <table:table-cell table:style-name="Table17.B2" office:value-type="string">
            <text:p text:style-name="P1"/>
          </table:table-cell>
        </table:table-row>
      </table:table>
      <text:p text:style-name="Standard"/>
      <text:p text:style-name="Text_20_body"><text:soft-page-break/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Table_20_Contents"><text:variable-set text:name="VarNum" text:formula="ooow:VarNum+1" office:value-type="float" office:value="18" style:data-style-name="N0">18</text:variable-set> <text:span text:style-name="T1">Assign variable value of the wrong type – int to string</text:span></text:p>
          </table:table-cell>
          <table:covered-table-cell/>
        </table:table-row>
        <table:table-row>
          <table:table-cell table:style-name="Table18.A2" office:value-type="string">
            <text:p text:style-name="Table_20_Contents">Program</text:p>
          </table:table-cell>
          <table:table-cell table:style-name="Table18.B2" office:value-type="string">
            <text:p text:style-name="P1">{</text:p>
            <text:p text:style-name="P1">string a</text:p>
            <text:p text:style-name="P1">a = 5</text:p>
            <text:p text:style-name="P1">} $</text:p>
          </table:table-cell>
        </table:table-row>
        <table:table-row>
          <table:table-cell table:style-name="Table18.A2" office:value-type="string">
            <text:p text:style-name="Table_20_Contents">Lex results</text:p>
          </table:table-cell>
          <table:table-cell table:style-name="Table18.B2" office:value-type="string">
            <text:p text:style-name="P1">Lex was successful!</text:p>
          </table:table-cell>
        </table:table-row>
        <table:table-row>
          <table:table-cell table:style-name="Table18.A2" office:value-type="string">
            <text:p text:style-name="Table_20_Contents">Parse results</text:p>
          </table:table-cell>
          <table:table-cell table:style-name="Table18.B2" office:value-type="string">
            <text:p text:style-name="P1"><text:s/>Parse errors found!</text:p>
            <text:p text:style-name="P1">Variable a assigned a value that was an incompatible type. Expected string.</text:p>
            <text:p text:style-name="P1"/>
            <text:p text:style-name="P1">1 parse error found.</text:p>
          </table:table-cell>
        </table:table-row>
        <table:table-row>
          <table:table-cell table:style-name="Table18.A2" office:value-type="string">
            <text:p text:style-name="Table_20_Contents">Token stream</text:p>
          </table:table-cell>
          <table:table-cell table:style-name="Table18.B2" office:value-type="string">
            <text:p text:style-name="P1">Token stream:</text:p>
            <text:p text:style-name="P1">1: &lt;lbracket&gt; at line # 1</text:p>
            <text:p text:style-name="P1">2: &lt;type : string&gt; at line # 2</text:p>
            <text:p text:style-name="P1">3: &lt;identifier : a&gt; at line # 2</text:p>
            <text:p text:style-name="P1">4: &lt;identifier : a&gt; at line # 3</text:p>
            <text:p text:style-name="P1">5: &lt;assign&gt; at line # 3</text:p>
            <text:p text:style-name="P1">6: &lt;digit : 5&gt; at line # 3</text:p>
            <text:p text:style-name="P1">7: &lt;rbracket&gt; at line # 4</text:p>
            <text:p text:style-name="P1">8: &lt;end_of_file&gt; at line # 4</text:p>
          </table:table-cell>
        </table:table-row>
        <table:table-row>
          <table:table-cell table:style-name="Table18.A2" office:value-type="string">
            <text:p text:style-name="Table_20_Contents">CST</text:p>
          </table:table-cell>
          <table:table-cell table:style-name="Table18.B2" office:value-type="string">
            <text:p text:style-name="P1"/>
          </table:table-cell>
        </table:table-row>
        <table:table-row>
          <table:table-cell table:style-name="Table18.A2" office:value-type="string">
            <text:p text:style-name="Table_20_Contents">AST</text:p>
          </table:table-cell>
          <table:table-cell table:style-name="Table18.B2" office:value-type="string">
            <text:p text:style-name="P1"/>
          </table:table-cell>
        </table:table-row>
        <table:table-row>
          <table:table-cell table:style-name="Table18.A2" office:value-type="string">
            <text:p text:style-name="Table_20_Contents">Symbol Table</text:p>
          </table:table-cell>
          <table:table-cell table:style-name="Table18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19" table:style-name="Table19">
        <table:table-column table:style-name="Table19.A"/>
        <table:table-column table:style-name="Table19.B"/>
        <text:soft-page-break/>
        <table:table-row>
          <table:table-cell table:style-name="Table19.A1" table:number-columns-spanned="2" office:value-type="string">
            <text:p text:style-name="Table_20_Contents"><text:variable-set text:name="VarNum" text:formula="ooow:VarNum+1" office:value-type="float" office:value="19" style:data-style-name="N0">19</text:variable-set> <text:span text:style-name="T1">Assign variable value of the wrong type – string to int</text:span></text:p>
          </table:table-cell>
          <table:covered-table-cell/>
        </table:table-row>
        <table:table-row>
          <table:table-cell table:style-name="Table19.A2" office:value-type="string">
            <text:p text:style-name="Table_20_Contents">Program</text:p>
          </table:table-cell>
          <table:table-cell table:style-name="Table19.B2" office:value-type="string">
            <text:p text:style-name="P1">{</text:p>
            <text:p text:style-name="P1">int b</text:p>
            <text:p text:style-name="P1">b = “hi”</text:p>
            <text:p text:style-name="P1">} $</text:p>
          </table:table-cell>
        </table:table-row>
        <table:table-row>
          <table:table-cell table:style-name="Table19.A2" office:value-type="string">
            <text:p text:style-name="Table_20_Contents">Lex results</text:p>
          </table:table-cell>
          <table:table-cell table:style-name="Table19.B2" office:value-type="string">
            <text:p text:style-name="P1">Lex was successful!</text:p>
          </table:table-cell>
        </table:table-row>
        <table:table-row>
          <table:table-cell table:style-name="Table19.A2" office:value-type="string">
            <text:p text:style-name="Table_20_Contents">Parse results</text:p>
          </table:table-cell>
          <table:table-cell table:style-name="Table19.B2" office:value-type="string">
            <text:p text:style-name="P1"><text:s/>Parse errors found!</text:p>
            <text:p text:style-name="P1">Variable b assigned a value that was an incompatible type. Expected int.</text:p>
            <text:p text:style-name="P1"/>
            <text:p text:style-name="P1">1 parse error found.</text:p>
          </table:table-cell>
        </table:table-row>
        <table:table-row>
          <table:table-cell table:style-name="Table19.A2" office:value-type="string">
            <text:p text:style-name="Table_20_Contents">Token stream</text:p>
          </table:table-cell>
          <table:table-cell table:style-name="Table19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b&gt; at line # 2</text:p>
            <text:p text:style-name="P1">4: &lt;identifier : b&gt; at line # 3</text:p>
            <text:p text:style-name="P1">5: &lt;assign&gt; at line # 3</text:p>
            <text:p text:style-name="P1">6: &lt;quote&gt; at line # 3</text:p>
            <text:p text:style-name="P1">7: &lt;char : h&gt; at line # 3</text:p>
            <text:p text:style-name="P1">8: &lt;char : i&gt; at line # 3</text:p>
            <text:p text:style-name="P1">9: &lt;quote&gt; at line # 3</text:p>
            <text:p text:style-name="P1">10: &lt;rbracket&gt; at line # 4</text:p>
            <text:p text:style-name="P1">11: &lt;end_of_file&gt; at line # 4</text:p>
          </table:table-cell>
        </table:table-row>
        <table:table-row>
          <table:table-cell table:style-name="Table19.A2" office:value-type="string">
            <text:p text:style-name="Table_20_Contents">CST</text:p>
          </table:table-cell>
          <table:table-cell table:style-name="Table19.B2" office:value-type="string">
            <text:p text:style-name="P1"/>
          </table:table-cell>
        </table:table-row>
        <table:table-row>
          <table:table-cell table:style-name="Table19.A2" office:value-type="string">
            <text:p text:style-name="Table_20_Contents">AST</text:p>
          </table:table-cell>
          <table:table-cell table:style-name="Table19.B2" office:value-type="string">
            <text:p text:style-name="P1"/>
          </table:table-cell>
        </table:table-row>
        <table:table-row>
          <table:table-cell table:style-name="Table19.A2" office:value-type="string">
            <text:p text:style-name="Table_20_Contents">Symbol Table</text:p>
          </table:table-cell>
          <table:table-cell table:style-name="Table19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20" table:style-name="Table20">
        <table:table-column table:style-name="Table20.A"/>
        <table:table-column table:style-name="Table20.B"/>
        <text:soft-page-break/>
        <table:table-row>
          <table:table-cell table:style-name="Table20.A1" table:number-columns-spanned="2" office:value-type="string">
            <text:p text:style-name="Table_20_Contents"><text:variable-set text:name="VarNum" text:formula="ooow:VarNum+1" office:value-type="float" office:value="20" style:data-style-name="N0">20</text:variable-set> <text:span text:style-name="T1">Assign variable complex value of the wrong type</text:span></text:p>
          </table:table-cell>
          <table:covered-table-cell/>
        </table:table-row>
        <table:table-row>
          <table:table-cell table:style-name="Table20.A2" office:value-type="string">
            <text:p text:style-name="Table_20_Contents">Program</text:p>
          </table:table-cell>
          <table:table-cell table:style-name="Table20.B2" office:value-type="string">
            <text:p text:style-name="P1">{</text:p>
            <text:p text:style-name="P1">string b</text:p>
            <text:p text:style-name="P1">b = 2+2</text:p>
            <text:p text:style-name="P1">} $</text:p>
          </table:table-cell>
        </table:table-row>
        <table:table-row>
          <table:table-cell table:style-name="Table20.A2" office:value-type="string">
            <text:p text:style-name="Table_20_Contents">Lex results</text:p>
          </table:table-cell>
          <table:table-cell table:style-name="Table20.B2" office:value-type="string">
            <text:p text:style-name="P1">Lex was successful!</text:p>
          </table:table-cell>
        </table:table-row>
        <table:table-row>
          <table:table-cell table:style-name="Table20.A2" office:value-type="string">
            <text:p text:style-name="Table_20_Contents">Parse results</text:p>
          </table:table-cell>
          <table:table-cell table:style-name="Table20.B2" office:value-type="string">
            <text:p text:style-name="P1"><text:s/>Parse errors found!</text:p>
            <text:p text:style-name="P1">Variable b assigned a value that was an incompatible type. Expected string.</text:p>
            <text:p text:style-name="P1"/>
            <text:p text:style-name="P1">1 parse error found.</text:p>
          </table:table-cell>
        </table:table-row>
        <table:table-row>
          <table:table-cell table:style-name="Table20.A2" office:value-type="string">
            <text:p text:style-name="Table_20_Contents">Token stream</text:p>
          </table:table-cell>
          <table:table-cell table:style-name="Table20.B2" office:value-type="string">
            <text:p text:style-name="P1">Token stream:</text:p>
            <text:p text:style-name="P1">1: &lt;lbracket&gt; at line # 1</text:p>
            <text:p text:style-name="P1">2: &lt;type : string&gt; at line # 2</text:p>
            <text:p text:style-name="P1">3: &lt;identifier : b&gt; at line # 2</text:p>
            <text:p text:style-name="P1">4: &lt;identifier : b&gt; at line # 3</text:p>
            <text:p text:style-name="P1">5: &lt;assign&gt; at line # 3</text:p>
            <text:p text:style-name="P1">6: &lt;digit : 2&gt; at line # 3</text:p>
            <text:p text:style-name="P1">7: &lt;operand : plus&gt; at line # 3</text:p>
            <text:p text:style-name="P1">8: &lt;digit : 2&gt; at line # 3</text:p>
            <text:p text:style-name="P1">9: &lt;rbracket&gt; at line # 4</text:p>
            <text:p text:style-name="P1">10: &lt;end_of_file&gt; at line # 4</text:p>
          </table:table-cell>
        </table:table-row>
        <table:table-row>
          <table:table-cell table:style-name="Table20.A2" office:value-type="string">
            <text:p text:style-name="Table_20_Contents">CST</text:p>
          </table:table-cell>
          <table:table-cell table:style-name="Table20.B2" office:value-type="string">
            <text:p text:style-name="P1"/>
          </table:table-cell>
        </table:table-row>
        <table:table-row>
          <table:table-cell table:style-name="Table20.A2" office:value-type="string">
            <text:p text:style-name="Table_20_Contents">AST</text:p>
          </table:table-cell>
          <table:table-cell table:style-name="Table20.B2" office:value-type="string">
            <text:p text:style-name="P1"/>
          </table:table-cell>
        </table:table-row>
        <table:table-row>
          <table:table-cell table:style-name="Table20.A2" office:value-type="string">
            <text:p text:style-name="Table_20_Contents">Symbol Table</text:p>
          </table:table-cell>
          <table:table-cell table:style-name="Table20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21" table:style-name="Table21">
        <table:table-column table:style-name="Table21.A"/>
        <table:table-column table:style-name="Table21.B"/>
        <text:soft-page-break/>
        <table:table-row>
          <table:table-cell table:style-name="Table21.A1" table:number-columns-spanned="2" office:value-type="string">
            <text:p text:style-name="Table_20_Contents"><text:variable-set text:name="VarNum" text:formula="ooow:VarNum+1" office:value-type="float" office:value="21" style:data-style-name="N0">21</text:variable-set> <text:span text:style-name="T1">Assign variable the sum of digit and string</text:span></text:p>
          </table:table-cell>
          <table:covered-table-cell/>
        </table:table-row>
        <table:table-row>
          <table:table-cell table:style-name="Table21.A2" office:value-type="string">
            <text:p text:style-name="Table_20_Contents">Program</text:p>
          </table:table-cell>
          <table:table-cell table:style-name="Table21.B2" office:value-type="string">
            <text:p text:style-name="P1">{</text:p>
            <text:p text:style-name="P1">int a</text:p>
            <text:p text:style-name="P1">a = 2 + “hi”</text:p>
            <text:p text:style-name="P1">} $</text:p>
          </table:table-cell>
        </table:table-row>
        <table:table-row>
          <table:table-cell table:style-name="Table21.A2" office:value-type="string">
            <text:p text:style-name="Table_20_Contents">Lex results</text:p>
          </table:table-cell>
          <table:table-cell table:style-name="Table21.B2" office:value-type="string">
            <text:p text:style-name="P1">Lex was successful!</text:p>
          </table:table-cell>
        </table:table-row>
        <table:table-row>
          <table:table-cell table:style-name="Table21.A2" office:value-type="string">
            <text:p text:style-name="Table_20_Contents">Parse results</text:p>
          </table:table-cell>
          <table:table-cell table:style-name="Table21.B2" office:value-type="string">
            <text:p text:style-name="P1">Parse errors found!</text:p>
            <text:p text:style-name="P1">Variable a assigned a value that was an incompatible type. Expected int.</text:p>
            <text:p text:style-name="P1"/>
            <text:p text:style-name="P1">1 parse error found.</text:p>
          </table:table-cell>
        </table:table-row>
        <table:table-row>
          <table:table-cell table:style-name="Table21.A2" office:value-type="string">
            <text:p text:style-name="Table_20_Contents">Token stream</text:p>
          </table:table-cell>
          <table:table-cell table:style-name="Table21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identifier : a&gt; at line # 3</text:p>
            <text:p text:style-name="P1">5: &lt;assign&gt; at line # 3</text:p>
            <text:p text:style-name="P1">6: &lt;digit : 2&gt; at line # 3</text:p>
            <text:p text:style-name="P1">7: &lt;operand : plus&gt; at line # 3</text:p>
            <text:p text:style-name="P1">8: &lt;quote&gt; at line # 3</text:p>
            <text:p text:style-name="P1">9: &lt;char : h&gt; at line # 3</text:p>
            <text:p text:style-name="P1">10: &lt;char : i&gt; at line # 3</text:p>
            <text:p text:style-name="P1">11: &lt;quote&gt; at line # 3</text:p>
            <text:p text:style-name="P1">12: &lt;rbracket&gt; at line # 4</text:p>
            <text:p text:style-name="P1">13: &lt;end_of_file&gt; at line # 4</text:p>
          </table:table-cell>
        </table:table-row>
        <table:table-row>
          <table:table-cell table:style-name="Table21.A2" office:value-type="string">
            <text:p text:style-name="Table_20_Contents">CST</text:p>
          </table:table-cell>
          <table:table-cell table:style-name="Table21.B2" office:value-type="string">
            <text:p text:style-name="P1"/>
          </table:table-cell>
        </table:table-row>
        <table:table-row>
          <table:table-cell table:style-name="Table21.A2" office:value-type="string">
            <text:p text:style-name="Table_20_Contents">AST</text:p>
          </table:table-cell>
          <table:table-cell table:style-name="Table21.B2" office:value-type="string">
            <text:p text:style-name="P1"/>
          </table:table-cell>
        </table:table-row>
        <table:table-row>
          <table:table-cell table:style-name="Table21.A2" office:value-type="string">
            <text:p text:style-name="Table_20_Contents">Symbol Table</text:p>
          </table:table-cell>
          <table:table-cell table:style-name="Table21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22" table:style-name="Table22">
        <table:table-column table:style-name="Table22.A"/>
        <table:table-column table:style-name="Table22.B"/>
        <text:soft-page-break/>
        <table:table-row>
          <table:table-cell table:style-name="Table22.A1" table:number-columns-spanned="2" office:value-type="string">
            <text:p text:style-name="Table_20_Contents"><text:variable-set text:name="VarNum" text:formula="ooow:VarNum+1" office:value-type="float" office:value="22" style:data-style-name="N0">22</text:variable-set> <text:span text:style-name="T1">Assign variable value of another variable of the wrong type</text:span></text:p>
          </table:table-cell>
          <table:covered-table-cell/>
        </table:table-row>
        <table:table-row>
          <table:table-cell table:style-name="Table22.A2" office:value-type="string">
            <text:p text:style-name="Table_20_Contents">Program</text:p>
          </table:table-cell>
          <table:table-cell table:style-name="Table22.B2" office:value-type="string">
            <text:p text:style-name="P1">{</text:p>
            <text:p text:style-name="P1">int a</text:p>
            <text:p text:style-name="P1">string b</text:p>
            <text:p text:style-name="P1">a = b</text:p>
            <text:p text:style-name="P1">} $</text:p>
          </table:table-cell>
        </table:table-row>
        <table:table-row>
          <table:table-cell table:style-name="Table22.A2" office:value-type="string">
            <text:p text:style-name="Table_20_Contents">Lex results</text:p>
          </table:table-cell>
          <table:table-cell table:style-name="Table22.B2" office:value-type="string">
            <text:p text:style-name="P1">Lex was successful!</text:p>
          </table:table-cell>
        </table:table-row>
        <table:table-row>
          <table:table-cell table:style-name="Table22.A2" office:value-type="string">
            <text:p text:style-name="Table_20_Contents">Parse results</text:p>
          </table:table-cell>
          <table:table-cell table:style-name="Table22.B2" office:value-type="string">
            <text:p text:style-name="P1">Parse errors found!</text:p>
            <text:p text:style-name="P1">Variable a assigned a value that was an incompatible type. Expected int.</text:p>
            <text:p text:style-name="P1"/>
            <text:p text:style-name="P1">1 parse error found.</text:p>
          </table:table-cell>
        </table:table-row>
        <table:table-row>
          <table:table-cell table:style-name="Table22.A2" office:value-type="string">
            <text:p text:style-name="Table_20_Contents">Token stream</text:p>
          </table:table-cell>
          <table:table-cell table:style-name="Table22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type : string&gt; at line # 3</text:p>
            <text:p text:style-name="P1">5: &lt;identifier : b&gt; at line # 3</text:p>
            <text:p text:style-name="P1">6: &lt;identifier : a&gt; at line # 4</text:p>
            <text:p text:style-name="P1">7: &lt;assign&gt; at line # 4</text:p>
            <text:p text:style-name="P1">8: &lt;identifier : b&gt; at line # 4</text:p>
            <text:p text:style-name="P1">9: &lt;rbracket&gt; at line # 5</text:p>
            <text:p text:style-name="P1">10: &lt;end_of_file&gt; at line # 5</text:p>
          </table:table-cell>
        </table:table-row>
        <table:table-row>
          <table:table-cell table:style-name="Table22.A2" office:value-type="string">
            <text:p text:style-name="Table_20_Contents">CST</text:p>
          </table:table-cell>
          <table:table-cell table:style-name="Table22.B2" office:value-type="string">
            <text:p text:style-name="P1"/>
          </table:table-cell>
        </table:table-row>
        <table:table-row>
          <table:table-cell table:style-name="Table22.A2" office:value-type="string">
            <text:p text:style-name="Table_20_Contents">AST</text:p>
          </table:table-cell>
          <table:table-cell table:style-name="Table22.B2" office:value-type="string">
            <text:p text:style-name="P1"/>
          </table:table-cell>
        </table:table-row>
        <table:table-row>
          <table:table-cell table:style-name="Table22.A2" office:value-type="string">
            <text:p text:style-name="Table_20_Contents">Symbol Table</text:p>
          </table:table-cell>
          <table:table-cell table:style-name="Table22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23" table:style-name="Table23">
        <table:table-column table:style-name="Table23.A"/>
        <table:table-column table:style-name="Table23.B"/>
        <text:soft-page-break/>
        <table:table-row>
          <table:table-cell table:style-name="Table23.A1" table:number-columns-spanned="2" office:value-type="string">
            <text:p text:style-name="Table_20_Contents"><text:variable-set text:name="VarNum" text:formula="ooow:VarNum+1" office:value-type="float" office:value="23" style:data-style-name="N0">23</text:variable-set> <text:span text:style-name="T1">Use variable that isn't in the current scope</text:span></text:p>
          </table:table-cell>
          <table:covered-table-cell/>
        </table:table-row>
        <table:table-row>
          <table:table-cell table:style-name="Table23.A2" office:value-type="string">
            <text:p text:style-name="Table_20_Contents">Program</text:p>
          </table:table-cell>
          <table:table-cell table:style-name="Table23.B2" office:value-type="string">
            <text:p text:style-name="P1">{</text:p>
            <text:p text:style-name="P1">int a</text:p>
            <text:p text:style-name="P1">{</text:p>
            <text:p text:style-name="P1">int b</text:p>
            <text:p text:style-name="P1">b = a</text:p>
            <text:p text:style-name="P1">print(b)</text:p>
            <text:p text:style-name="P1">}</text:p>
            <text:p text:style-name="P1">print(b)</text:p>
            <text:p text:style-name="P1">} $</text:p>
          </table:table-cell>
        </table:table-row>
        <table:table-row>
          <table:table-cell table:style-name="Table23.A2" office:value-type="string">
            <text:p text:style-name="Table_20_Contents">Lex results</text:p>
          </table:table-cell>
          <table:table-cell table:style-name="Table23.B2" office:value-type="string">
            <text:p text:style-name="P1">Lex was successful!</text:p>
          </table:table-cell>
        </table:table-row>
        <table:table-row>
          <table:table-cell table:style-name="Table23.A2" office:value-type="string">
            <text:p text:style-name="Table_20_Contents">Parse results</text:p>
          </table:table-cell>
          <table:table-cell table:style-name="Table23.B2" office:value-type="string">
            <text:p text:style-name="P1">Parse errors found!</text:p>
            <text:p text:style-name="P1">Identifier b was used at line 8 but has not been declared! </text:p>
            <text:p text:style-name="P1">Dude, you can't print that!</text:p>
            <text:p text:style-name="P1"/>
            <text:p text:style-name="P1">2 parse errors found.</text:p>
          </table:table-cell>
        </table:table-row>
        <table:table-row>
          <table:table-cell table:style-name="Table23.A2" office:value-type="string">
            <text:p text:style-name="Table_20_Contents">Token stream</text:p>
          </table:table-cell>
          <table:table-cell table:style-name="Table23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lbracket&gt; at line # 3</text:p>
            <text:p text:style-name="P1">5: &lt;type : int&gt; at line # 4</text:p>
            <text:p text:style-name="P1">6: &lt;identifier : b&gt; at line # 4</text:p>
            <text:p text:style-name="P1">7: &lt;identifier : b&gt; at line # 5</text:p>
            <text:p text:style-name="P1">8: &lt;assign&gt; at line # 5</text:p>
            <text:p text:style-name="P1">9: &lt;identifier : a&gt; at line # 5</text:p>
            <text:p text:style-name="P1">10: &lt;print&gt; at line # 6</text:p>
            <text:p text:style-name="P1">11: &lt;lparen&gt; at line # 6</text:p>
            <text:p text:style-name="P1">12: &lt;identifier : b&gt; at line # 6</text:p>
            <text:p text:style-name="P1">13: &lt;rparen&gt; at line # 6</text:p>
            <text:p text:style-name="P1">14: &lt;rbracket&gt; at line # 7</text:p>
            <text:p text:style-name="P1">15: &lt;print&gt; at line # 8</text:p>
            <text:p text:style-name="P1">16: &lt;lparen&gt; at line # 8</text:p>
            <text:p text:style-name="P1">17: &lt;identifier : b&gt; at line # 8</text:p>
            <text:p text:style-name="P1">18: &lt;rparen&gt; at line # 8</text:p>
            <text:p text:style-name="P1">19: &lt;rbracket&gt; at line # 9</text:p>
            <text:p text:style-name="P1">20: &lt;end_of_file&gt; at line # 9</text:p>
          </table:table-cell>
        </table:table-row>
        <table:table-row>
          <table:table-cell table:style-name="Table23.A2" office:value-type="string">
            <text:p text:style-name="Table_20_Contents">CST</text:p>
          </table:table-cell>
          <table:table-cell table:style-name="Table23.B2" office:value-type="string">
            <text:p text:style-name="P1"/>
          </table:table-cell>
        </table:table-row>
        <table:table-row>
          <table:table-cell table:style-name="Table23.A2" office:value-type="string">
            <text:p text:style-name="Table_20_Contents">AST</text:p>
          </table:table-cell>
          <table:table-cell table:style-name="Table23.B2" office:value-type="string">
            <text:p text:style-name="P1"/>
          </table:table-cell>
        </table:table-row>
        <table:table-row>
          <table:table-cell table:style-name="Table23.A2" office:value-type="string">
            <text:p text:style-name="Table_20_Contents">Symbol Table</text:p>
          </table:table-cell>
          <table:table-cell table:style-name="Table23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24" table:style-name="Table24">
        <table:table-column table:style-name="Table24.A"/>
        <table:table-column table:style-name="Table24.B"/>
        <text:soft-page-break/>
        <table:table-row>
          <table:table-cell table:style-name="Table24.A1" table:number-columns-spanned="2" office:value-type="string">
            <text:p text:style-name="Table_20_Contents"><text:variable-set text:name="VarNum" text:formula="ooow:VarNum+1" office:value-type="float" office:value="24" style:data-style-name="N0">24</text:variable-set> <text:span text:style-name="T1">Redeclare identifier in same scope</text:span></text:p>
          </table:table-cell>
          <table:covered-table-cell/>
        </table:table-row>
        <table:table-row>
          <table:table-cell table:style-name="Table24.A2" office:value-type="string">
            <text:p text:style-name="Table_20_Contents">Program</text:p>
          </table:table-cell>
          <table:table-cell table:style-name="Table24.B2" office:value-type="string">
            <text:p text:style-name="P1">{</text:p>
            <text:p text:style-name="P1">int a</text:p>
            <text:p text:style-name="P1">{</text:p>
            <text:p text:style-name="P1">int b</text:p>
            <text:p text:style-name="P1">b = 5</text:p>
            <text:p text:style-name="P1">}</text:p>
            <text:p text:style-name="P1">string a</text:p>
            <text:p text:style-name="P1">} $</text:p>
          </table:table-cell>
        </table:table-row>
        <table:table-row>
          <table:table-cell table:style-name="Table24.A2" office:value-type="string">
            <text:p text:style-name="Table_20_Contents">Lex results</text:p>
          </table:table-cell>
          <table:table-cell table:style-name="Table24.B2" office:value-type="string">
            <text:p text:style-name="P1">Lex was successful!</text:p>
          </table:table-cell>
        </table:table-row>
        <table:table-row>
          <table:table-cell table:style-name="Table24.A2" office:value-type="string">
            <text:p text:style-name="Table_20_Contents">Parse results</text:p>
          </table:table-cell>
          <table:table-cell table:style-name="Table24.B2" office:value-type="string">
            <text:p text:style-name="P1">Parse errors found!</text:p>
            <text:p text:style-name="P1">Found variable redeclaration for variable a on line 7. The variable was originally declared as int on line 2</text:p>
            <text:p text:style-name="P1"/>
            <text:p text:style-name="P1">1 parse error found.</text:p>
          </table:table-cell>
        </table:table-row>
        <table:table-row>
          <table:table-cell table:style-name="Table24.A2" office:value-type="string">
            <text:p text:style-name="Table_20_Contents">Token stream</text:p>
          </table:table-cell>
          <table:table-cell table:style-name="Table24.B2" office:value-type="string">
            <text:p text:style-name="P1">Token stream:</text:p>
            <text:p text:style-name="P1">1: &lt;lbracket&gt; at line # 1</text:p>
            <text:p text:style-name="P1">2: &lt;type : int&gt; at line # 2</text:p>
            <text:p text:style-name="P1">3: &lt;identifier : a&gt; at line # 2</text:p>
            <text:p text:style-name="P1">4: &lt;lbracket&gt; at line # 3</text:p>
            <text:p text:style-name="P1">5: &lt;type : int&gt; at line # 4</text:p>
            <text:p text:style-name="P1">6: &lt;identifier : b&gt; at line # 4</text:p>
            <text:p text:style-name="P1">7: &lt;identifier : b&gt; at line # 5</text:p>
            <text:p text:style-name="P1">8: &lt;assign&gt; at line # 5</text:p>
            <text:p text:style-name="P1">9: &lt;digit : 5&gt; at line # 5</text:p>
            <text:p text:style-name="P1">10: &lt;rbracket&gt; at line # 6</text:p>
            <text:p text:style-name="P1">11: &lt;type : string&gt; at line # 7</text:p>
            <text:p text:style-name="P1">12: &lt;identifier : a&gt; at line # 7</text:p>
            <text:p text:style-name="P1">13: &lt;rbracket&gt; at line # 8</text:p>
            <text:p text:style-name="P1">14: &lt;end_of_file&gt; at line # 8</text:p>
          </table:table-cell>
        </table:table-row>
        <table:table-row>
          <table:table-cell table:style-name="Table24.A2" office:value-type="string">
            <text:p text:style-name="Table_20_Contents">CST</text:p>
          </table:table-cell>
          <table:table-cell table:style-name="Table24.B2" office:value-type="string">
            <text:p text:style-name="P1"/>
          </table:table-cell>
        </table:table-row>
        <table:table-row>
          <table:table-cell table:style-name="Table24.A2" office:value-type="string">
            <text:p text:style-name="Table_20_Contents">AST</text:p>
          </table:table-cell>
          <table:table-cell table:style-name="Table24.B2" office:value-type="string">
            <text:p text:style-name="P1"/>
          </table:table-cell>
        </table:table-row>
        <table:table-row>
          <table:table-cell table:style-name="Table24.A2" office:value-type="string">
            <text:p text:style-name="Table_20_Contents">Symbol Table</text:p>
          </table:table-cell>
          <table:table-cell table:style-name="Table24.B2" office:value-type="string">
            <text:p text:style-name="P1"/>
          </table:table-cell>
        </table:table-row>
      </table:table>
      <text:p text:style-name="Standard"/>
      <text:p text:style-name="Text_20_body"/>
      <table:table table:name="Table25" table:style-name="Table25">
        <table:table-column table:style-name="Table25.A"/>
        <table:table-column table:style-name="Table25.B"/>
        <table:table-row>
          <table:table-cell table:style-name="Table25.A1" table:number-columns-spanned="2" office:value-type="string">
            <text:p text:style-name="Table_20_Contents"><text:variable-set text:name="VarNum" text:formula="ooow:VarNum+1" office:value-type="float" office:value="25" style:data-style-name="N0">25</text:variable-set> <text:span text:style-name="T1">Charlist with tab character</text:span></text:p>
          </table:table-cell>
          <table:covered-table-cell/>
        </table:table-row>
        <table:table-row>
          <table:table-cell table:style-name="Table25.A2" office:value-type="string">
            <text:p text:style-name="Table_20_Contents">Program</text:p>
          </table:table-cell>
          <table:table-cell table:style-name="Table25.B2" office:value-type="string">
            <text:p text:style-name="P1">print("hi<text:tab/>") $</text:p>
          </table:table-cell>
        </table:table-row>
        <table:table-row>
          <table:table-cell table:style-name="Table25.A2" office:value-type="string">
            <text:p text:style-name="Table_20_Contents">Lex results</text:p>
          </table:table-cell>
          <table:table-cell table:style-name="Table25.B2" office:value-type="string">
            <text:p text:style-name="P1">Lex errors found!</text:p>
            <text:p text:style-name="P1">Newline and tab not allowed as part of a character string on line 1</text:p>
          </table:table-cell>
        </table:table-row>
        <table:table-row>
          <table:table-cell table:style-name="Table25.A2" office:value-type="string">
            <text:p text:style-name="Table_20_Contents">Parse results</text:p>
          </table:table-cell>
          <table:table-cell table:style-name="Table25.B2" office:value-type="string">
            <text:p text:style-name="P1"/>
          </table:table-cell>
        </table:table-row>
        <table:table-row>
          <table:table-cell table:style-name="Table25.A2" office:value-type="string">
            <text:p text:style-name="Table_20_Contents">Token stream</text:p>
          </table:table-cell>
          <table:table-cell table:style-name="Table25.B2" office:value-type="string">
            <text:p text:style-name="P1"/>
          </table:table-cell>
        </table:table-row>
        <table:table-row>
          <table:table-cell table:style-name="Table25.A2" office:value-type="string">
            <text:p text:style-name="Table_20_Contents">CST</text:p>
          </table:table-cell>
          <table:table-cell table:style-name="Table25.B2" office:value-type="string">
            <text:p text:style-name="P1"/>
          </table:table-cell>
        </table:table-row>
        <table:table-row>
          <table:table-cell table:style-name="Table25.A2" office:value-type="string">
            <text:p text:style-name="Table_20_Contents">AST</text:p>
          </table:table-cell>
          <table:table-cell table:style-name="Table25.B2" office:value-type="string">
            <text:p text:style-name="P1"/>
          </table:table-cell>
        </table:table-row>
        <table:table-row>
          <table:table-cell table:style-name="Table25.A2" office:value-type="string">
            <text:p text:style-name="Table_20_Contents">Symbol Table</text:p>
          </table:table-cell>
          <table:table-cell table:style-name="Table25.B2" office:value-type="string">
            <text:p text:style-name="P1"/>
          </table:table-cell>
        </table:table-row>
      </table:table>
      <text:p text:style-name="Standard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na Clayton</meta:initial-creator>
    <meta:creation-date>2013-04-06T22:52:58.58</meta:creation-date>
    <dc:date>2013-04-07T21:04:14.02</dc:date>
    <dc:creator>Anna Clayton</dc:creator>
    <meta:editing-duration>PT02H00M53S</meta:editing-duration>
    <meta:editing-cycles>3</meta:editing-cycles>
    <meta:generator>OpenOffice.org/3.2$Win32 OpenOffice.org_project/320m18$Build-9502</meta:generator>
    <meta:document-statistic meta:table-count="25" meta:image-count="0" meta:object-count="0" meta:page-count="29" meta:paragraph-count="1306" meta:word-count="5174" meta:character-count="24855"/>
  </office:meta>
</office:document-meta>
</file>